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6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oup 390 CPC (674)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1">
          <table:table-cell office:value-type="string">
            <text:p>indegree/klout_score</text:p>
          </table:table-cell>
          <table:table-cell office:value-type="float" office:value="0.6726">
            <text:p>0.6726</text:p>
          </table:table-cell>
          <table:table-cell office:value-type="float" office:value="0.4897">
            <text:p>0.4897</text:p>
          </table:table-cell>
        </table:table-row>
        <table:table-row table:style-name="ro1">
          <table:table-cell office:value-type="string">
            <text:p>indegree/kred_influence</text:p>
          </table:table-cell>
          <table:table-cell office:value-type="float" office:value="0.6538">
            <text:p>0.6538</text:p>
          </table:table-cell>
          <table:table-cell office:value-type="float" office:value="0.4803">
            <text:p>0.4803</text:p>
          </table:table-cell>
        </table:table-row>
        <table:table-row table:style-name="ro1">
          <table:table-cell office:value-type="string">
            <text:p>authority/indegree</text:p>
          </table:table-cell>
          <table:table-cell office:value-type="float" office:value="0.8671">
            <text:p>0.8671</text:p>
          </table:table-cell>
          <table:table-cell office:value-type="float" office:value="0.6904">
            <text:p>0.6904</text:p>
          </table:table-cell>
        </table:table-row>
        <table:table-row table:style-name="ro1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9789">
            <text:p>0.9789</text:p>
          </table:table-cell>
        </table:table-row>
        <table:table-row table:style-name="ro1">
          <table:table-cell office:value-type="string">
            <text:p>betweenesscentrality/indegree</text:p>
          </table:table-cell>
          <table:table-cell office:value-type="float" office:value="0.6726">
            <text:p>0.6726</text:p>
          </table:table-cell>
          <table:table-cell office:value-type="float" office:value="0.4897">
            <text:p>0.4897</text:p>
          </table:table-cell>
        </table:table-row>
        <table:table-row table:style-name="ro1">
          <table:table-cell office:value-type="string">
            <text:p>indegree/statuses_count</text:p>
          </table:table-cell>
          <table:table-cell office:value-type="float" office:value="0.6538">
            <text:p>0.6538</text:p>
          </table:table-cell>
          <table:table-cell office:value-type="float" office:value="0.4803">
            <text:p>0.4803</text:p>
          </table:table-cell>
        </table:table-row>
        <table:table-row table:style-name="ro1">
          <table:table-cell office:value-type="string">
            <text:p>followers_count/indegree</text:p>
          </table:table-cell>
          <table:table-cell office:value-type="float" office:value="-0.7467">
            <text:p>-0.7467</text:p>
          </table:table-cell>
          <table:table-cell office:value-type="float" office:value="-0.574">
            <text:p>-0.574</text:p>
          </table:table-cell>
        </table:table-row>
        <table:table-row table:style-name="ro1">
          <table:table-cell office:value-type="string">
            <text:p>eigencentrality/indegree</text:p>
          </table:table-cell>
          <table:table-cell office:value-type="float" office:value="-0.4398">
            <text:p>-0.4398</text:p>
          </table:table-cell>
          <table:table-cell office:value-type="float" office:value="-0.3051">
            <text:p>-0.3051</text:p>
          </table:table-cell>
        </table:table-row>
        <table:table-row table:style-name="ro1">
          <table:table-cell office:value-type="string">
            <text:p>clustering/indegree</text:p>
          </table:table-cell>
          <table:table-cell office:value-type="float" office:value="-0.4075">
            <text:p>-0.4075</text:p>
          </table:table-cell>
          <table:table-cell office:value-type="float" office:value="-0.2869">
            <text:p>-0.2869</text:p>
          </table:table-cell>
        </table:table-row>
        <table:table-row table:style-name="ro1">
          <table:table-cell office:value-type="string">
            <text:p>final_term_score/indegree</text:p>
          </table:table-cell>
          <table:table-cell office:value-type="float" office:value="-0.7467">
            <text:p>-0.7467</text:p>
          </table:table-cell>
          <table:table-cell office:value-type="float" office:value="-0.574">
            <text:p>-0.574</text:p>
          </table:table-cell>
        </table:table-row>
        <table:table-row table:style-name="ro1">
          <table:table-cell office:value-type="string">
            <text:p>indegree/interaction_count</text:p>
          </table:table-cell>
          <table:table-cell office:value-type="float" office:value="0.8747">
            <text:p>0.8747</text:p>
          </table:table-cell>
          <table:table-cell office:value-type="float" office:value="0.7161">
            <text:p>0.7161</text:p>
          </table:table-cell>
        </table:table-row>
        <table:table-row table:style-name="ro1">
          <table:table-cell office:value-type="string">
            <text:p>klout_score/kred_influence</text:p>
          </table:table-cell>
          <table:table-cell office:value-type="float" office:value="0.6581">
            <text:p>0.6581</text:p>
          </table:table-cell>
          <table:table-cell office:value-type="float" office:value="0.4805">
            <text:p>0.4805</text:p>
          </table:table-cell>
        </table:table-row>
        <table:table-row table:style-name="ro1">
          <table:table-cell office:value-type="string">
            <text:p>authority/klout_score</text:p>
          </table:table-cell>
          <table:table-cell office:value-type="float" office:value="0.6474">
            <text:p>0.6474</text:p>
          </table:table-cell>
          <table:table-cell office:value-type="float" office:value="0.4765">
            <text:p>0.4765</text:p>
          </table:table-cell>
        </table:table-row>
        <table:table-row table:style-name="ro1">
          <table:table-cell office:value-type="string">
            <text:p>closnesscentrality/klout_score</text:p>
          </table:table-cell>
          <table:table-cell office:value-type="float" office:value="0.8747">
            <text:p>0.8747</text:p>
          </table:table-cell>
          <table:table-cell office:value-type="float" office:value="0.7161">
            <text:p>0.7161</text:p>
          </table:table-cell>
        </table:table-row>
        <table:table-row table:style-name="ro1">
          <table:table-cell office:value-type="string">
            <text:p>betweenesscentrality/klout_score</text:p>
          </table:table-cell>
          <table:table-cell office:value-type="float" office:value="-0.7084">
            <text:p>-0.7084</text:p>
          </table:table-cell>
          <table:table-cell office:value-type="float" office:value="-0.5589">
            <text:p>-0.5589</text:p>
          </table:table-cell>
        </table:table-row>
        <table:table-row table:style-name="ro1">
          <table:table-cell office:value-type="string">
            <text:p>klout_score/statuses_count</text:p>
          </table:table-cell>
          <table:table-cell office:value-type="float" office:value="0.475">
            <text:p>0.475</text:p>
          </table:table-cell>
          <table:table-cell office:value-type="float" office:value="0.3316">
            <text:p>0.3316</text:p>
          </table:table-cell>
        </table:table-row>
        <table:table-row table:style-name="ro1">
          <table:table-cell office:value-type="string">
            <text:p>followers_count/klout_score</text:p>
          </table:table-cell>
          <table:table-cell office:value-type="float" office:value="0.7075">
            <text:p>0.7075</text:p>
          </table:table-cell>
          <table:table-cell office:value-type="float" office:value="0.5181">
            <text:p>0.5181</text:p>
          </table:table-cell>
        </table:table-row>
        <table:table-row table:style-name="ro1">
          <table:table-cell office:value-type="string">
            <text:p>eigencentrality/klout_score</text:p>
          </table:table-cell>
          <table:table-cell office:value-type="float" office:value="0.848">
            <text:p>0.848</text:p>
          </table:table-cell>
          <table:table-cell office:value-type="float" office:value="0.6715">
            <text:p>0.6715</text:p>
          </table:table-cell>
        </table:table-row>
        <table:table-row table:style-name="ro1">
          <table:table-cell office:value-type="string">
            <text:p>clustering/klout_score</text:p>
          </table:table-cell>
          <table:table-cell office:value-type="float" office:value="0.475">
            <text:p>0.475</text:p>
          </table:table-cell>
          <table:table-cell office:value-type="float" office:value="0.3316">
            <text:p>0.3316</text:p>
          </table:table-cell>
        </table:table-row>
        <table:table-row table:style-name="ro1">
          <table:table-cell office:value-type="string">
            <text:p>final_term_score/klout_score</text:p>
          </table:table-cell>
          <table:table-cell office:value-type="float" office:value="-0.3748">
            <text:p>-0.3748</text:p>
          </table:table-cell>
          <table:table-cell office:value-type="float" office:value="-0.264">
            <text:p>-0.264</text:p>
          </table:table-cell>
        </table:table-row>
        <table:table-row table:style-name="ro1">
          <table:table-cell office:value-type="string">
            <text:p>interaction_count/klout_score</text:p>
          </table:table-cell>
          <table:table-cell office:value-type="float" office:value="0.4985">
            <text:p>0.4985</text:p>
          </table:table-cell>
          <table:table-cell office:value-type="float" office:value="0.3517">
            <text:p>0.3517</text:p>
          </table:table-cell>
        </table:table-row>
        <table:table-row table:style-name="ro1">
          <table:table-cell office:value-type="string">
            <text:p>authority/kred_influence</text:p>
          </table:table-cell>
          <table:table-cell office:value-type="float" office:value="0.7771">
            <text:p>0.7771</text:p>
          </table:table-cell>
          <table:table-cell office:value-type="float" office:value="0.5988">
            <text:p>0.5988</text:p>
          </table:table-cell>
        </table:table-row>
        <table:table-row table:style-name="ro1">
          <table:table-cell office:value-type="string">
            <text:p>closnesscentrality/kred_influence</text:p>
          </table:table-cell>
          <table:table-cell office:value-type="float" office:value="0.8474">
            <text:p>0.8474</text:p>
          </table:table-cell>
          <table:table-cell office:value-type="float" office:value="0.6615">
            <text:p>0.6615</text:p>
          </table:table-cell>
        </table:table-row>
        <table:table-row table:style-name="ro1">
          <table:table-cell office:value-type="string">
            <text:p>betweenesscentrality/kred_influence</text:p>
          </table:table-cell>
          <table:table-cell office:value-type="float" office:value="0.8719">
            <text:p>0.8719</text:p>
          </table:table-cell>
          <table:table-cell office:value-type="float" office:value="0.691">
            <text:p>0.691</text:p>
          </table:table-cell>
        </table:table-row>
        <table:table-row table:style-name="ro1">
          <table:table-cell office:value-type="string">
            <text:p>kred_influence/statuses_count</text:p>
          </table:table-cell>
          <table:table-cell office:value-type="float" office:value="0.7771">
            <text:p>0.7771</text:p>
          </table:table-cell>
          <table:table-cell office:value-type="float" office:value="0.5988">
            <text:p>0.5988</text:p>
          </table:table-cell>
        </table:table-row>
        <table:table-row table:style-name="ro1">
          <table:table-cell office:value-type="string">
            <text:p>followers_count/kred_influence</text:p>
          </table:table-cell>
          <table:table-cell office:value-type="float" office:value="-0.5351">
            <text:p>-0.5351</text:p>
          </table:table-cell>
          <table:table-cell office:value-type="float" office:value="-0.3813">
            <text:p>-0.3813</text:p>
          </table:table-cell>
        </table:table-row>
        <table:table-row table:style-name="ro1">
          <table:table-cell office:value-type="string">
            <text:p>eigencentrality/kred_influence</text:p>
          </table:table-cell>
          <table:table-cell office:value-type="float" office:value="0.7404">
            <text:p>0.7404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clustering/kred_influence</text:p>
          </table:table-cell>
          <table:table-cell office:value-type="float" office:value="0.7069">
            <text:p>0.7069</text:p>
          </table:table-cell>
          <table:table-cell office:value-type="float" office:value="0.5201">
            <text:p>0.5201</text:p>
          </table:table-cell>
        </table:table-row>
        <table:table-row table:style-name="ro1">
          <table:table-cell office:value-type="string">
            <text:p>final_term_score/kred_influence</text:p>
          </table:table-cell>
          <table:table-cell office:value-type="float" office:value="0.9835">
            <text:p>0.9835</text:p>
          </table:table-cell>
          <table:table-cell office:value-type="float" office:value="0.8877">
            <text:p>0.8877</text:p>
          </table:table-cell>
        </table:table-row>
        <table:table-row table:style-name="ro1">
          <table:table-cell office:value-type="string">
            <text:p>interaction_count/kred_influence</text:p>
          </table:table-cell>
          <table:table-cell office:value-type="float" office:value="0.6476">
            <text:p>0.6476</text:p>
          </table:table-cell>
          <table:table-cell office:value-type="float" office:value="0.4677">
            <text:p>0.4677</text:p>
          </table:table-cell>
        </table:table-row>
        <table:table-row table:style-name="ro1">
          <table:table-cell office:value-type="string">
            <text:p>authority/closnesscentrality</text:p>
          </table:table-cell>
          <table:table-cell office:value-type="float" office:value="0.6366">
            <text:p>0.6366</text:p>
          </table:table-cell>
          <table:table-cell office:value-type="float" office:value="0.4646">
            <text:p>0.4646</text:p>
          </table:table-cell>
        </table:table-row>
        <table:table-row table:style-name="ro1">
          <table:table-cell office:value-type="string">
            <text:p>authority/betweenesscentrality</text:p>
          </table:table-cell>
          <table:table-cell office:value-type="float" office:value="0.9835">
            <text:p>0.9835</text:p>
          </table:table-cell>
          <table:table-cell office:value-type="float" office:value="0.8877">
            <text:p>0.8877</text:p>
          </table:table-cell>
        </table:table-row>
        <table:table-row table:style-name="ro1">
          <table:table-cell office:value-type="string">
            <text:p>authority/statuses_count</text:p>
          </table:table-cell>
          <table:table-cell office:value-type="float" office:value="-0.7761">
            <text:p>-0.7761</text:p>
          </table:table-cell>
          <table:table-cell office:value-type="float" office:value="-0.6125">
            <text:p>-0.6125</text:p>
          </table:table-cell>
        </table:table-row>
        <table:table-row table:style-name="ro1">
          <table:table-cell office:value-type="string">
            <text:p>authority/followers_count</text:p>
          </table:table-cell>
          <table:table-cell office:value-type="float" office:value="0.8493">
            <text:p>0.8493</text:p>
          </table:table-cell>
          <table:table-cell office:value-type="float" office:value="0.683">
            <text:p>0.683</text:p>
          </table:table-cell>
        </table:table-row>
        <table:table-row table:style-name="ro1">
          <table:table-cell office:value-type="string">
            <text:p>authority/eigencentrality</text:p>
          </table:table-cell>
          <table:table-cell office:value-type="float" office:value="0.4841">
            <text:p>0.4841</text:p>
          </table:table-cell>
          <table:table-cell office:value-type="float" office:value="0.3388">
            <text:p>0.3388</text:p>
          </table:table-cell>
        </table:table-row>
        <table:table-row table:style-name="ro1">
          <table:table-cell office:value-type="string">
            <text:p>authority/clustering</text:p>
          </table:table-cell>
          <table:table-cell office:value-type="float" office:value="0.7645">
            <text:p>0.7645</text:p>
          </table:table-cell>
          <table:table-cell office:value-type="float" office:value="0.5821">
            <text:p>0.5821</text:p>
          </table:table-cell>
        </table:table-row>
        <table:table-row table:style-name="ro1">
          <table:table-cell office:value-type="string">
            <text:p>authority/final_term_score</text:p>
          </table:table-cell>
          <table:table-cell office:value-type="float" office:value="-0.2868">
            <text:p>-0.2868</text:p>
          </table:table-cell>
          <table:table-cell office:value-type="float" office:value="-0.237">
            <text:p>-0.237</text:p>
          </table:table-cell>
        </table:table-row>
        <table:table-row table:style-name="ro1">
          <table:table-cell office:value-type="string">
            <text:p>authority/interaction_count</text:p>
          </table:table-cell>
          <table:table-cell office:value-type="float" office:value="-0.3809">
            <text:p>-0.3809</text:p>
          </table:table-cell>
          <table:table-cell office:value-type="float" office:value="-0.2873">
            <text:p>-0.2873</text:p>
          </table:table-cell>
        </table:table-row>
        <table:table-row table:style-name="ro1">
          <table:table-cell office:value-type="string">
            <text:p>betweenesscentrality/closnesscentrality</text:p>
          </table:table-cell>
          <table:table-cell office:value-type="float" office:value="-0.4061">
            <text:p>-0.4061</text:p>
          </table:table-cell>
          <table:table-cell office:value-type="float" office:value="-0.3092">
            <text:p>-0.3092</text:p>
          </table:table-cell>
        </table:table-row>
        <table:table-row table:style-name="ro1">
          <table:table-cell office:value-type="string">
            <text:p>closnesscentrality/statuses_count</text:p>
          </table:table-cell>
          <table:table-cell office:value-type="float" office:value="-0.2868">
            <text:p>-0.2868</text:p>
          </table:table-cell>
          <table:table-cell office:value-type="float" office:value="-0.237">
            <text:p>-0.237</text:p>
          </table:table-cell>
        </table:table-row>
        <table:table-row table:style-name="ro1">
          <table:table-cell office:value-type="string">
            <text:p>closnesscentrality/followers_count</text:p>
          </table:table-cell>
          <table:table-cell office:value-type="float" office:value="0.1913">
            <text:p>0.1913</text:p>
          </table:table-cell>
          <table:table-cell office:value-type="float" office:value="0.1597">
            <text:p>0.1597</text:p>
          </table:table-cell>
        </table:table-row>
        <table:table-row table:style-name="ro1">
          <table:table-cell office:value-type="string">
            <text:p>closnesscentrality/eigencentrality</text:p>
          </table:table-cell>
          <table:table-cell office:value-type="float" office:value="-0.397">
            <text:p>-0.397</text:p>
          </table:table-cell>
          <table:table-cell office:value-type="float" office:value="-0.338">
            <text:p>-0.338</text:p>
          </table:table-cell>
        </table:table-row>
        <table:table-row table:style-name="ro1">
          <table:table-cell office:value-type="string">
            <text:p>closnesscentrality/clustering</text:p>
          </table:table-cell>
          <table:table-cell office:value-type="float" office:value="-0.2909">
            <text:p>-0.2909</text:p>
          </table:table-cell>
          <table:table-cell office:value-type="float" office:value="-0.2089">
            <text:p>-0.2089</text:p>
          </table:table-cell>
        </table:table-row>
        <table:table-row table:style-name="ro1">
          <table:table-cell office:value-type="string">
            <text:p>closnesscentrality/final_term_score</text:p>
          </table:table-cell>
          <table:table-cell office:value-type="float" office:value="-0.3838">
            <text:p>-0.3838</text:p>
          </table:table-cell>
          <table:table-cell office:value-type="float" office:value="-0.2974">
            <text:p>-0.2974</text:p>
          </table:table-cell>
        </table:table-row>
        <table:table-row table:style-name="ro1">
          <table:table-cell office:value-type="string">
            <text:p>closnesscentrality/interaction_count</text:p>
          </table:table-cell>
          <table:table-cell office:value-type="float" office:value="-0.2335">
            <text:p>-0.2335</text:p>
          </table:table-cell>
          <table:table-cell office:value-type="float" office:value="-0.1935">
            <text:p>-0.1935</text:p>
          </table:table-cell>
        </table:table-row>
        <table:table-row table:style-name="ro1">
          <table:table-cell office:value-type="string">
            <text:p>betweenesscentrality/statuses_count</text:p>
          </table:table-cell>
          <table:table-cell office:value-type="float" office:value="0.4529">
            <text:p>0.4529</text:p>
          </table:table-cell>
          <table:table-cell office:value-type="float" office:value="0.2893">
            <text:p>0.2893</text:p>
          </table:table-cell>
        </table:table-row>
        <table:table-row table:style-name="ro1">
          <table:table-cell office:value-type="string">
            <text:p>betweenesscentrality/followers_count</text:p>
          </table:table-cell>
          <table:table-cell office:value-type="float" office:value="0.1311">
            <text:p>0.1311</text:p>
          </table:table-cell>
          <table:table-cell office:value-type="float" office:value="0.0817">
            <text:p>0.0817</text:p>
          </table:table-cell>
        </table:table-row>
        <table:table-row table:style-name="ro1">
          <table:table-cell office:value-type="string">
            <text:p>betweenesscentrality/eigencentrality</text:p>
          </table:table-cell>
          <table:table-cell office:value-type="float" office:value="0.1135">
            <text:p>0.1135</text:p>
          </table:table-cell>
          <table:table-cell office:value-type="float" office:value="0.0715">
            <text:p>0.0715</text:p>
          </table:table-cell>
        </table:table-row>
        <table:table-row table:style-name="ro1">
          <table:table-cell office:value-type="string">
            <text:p>betweenesscentrality/clustering</text:p>
          </table:table-cell>
          <table:table-cell office:value-type="float" office:value="0.4529">
            <text:p>0.4529</text:p>
          </table:table-cell>
          <table:table-cell office:value-type="float" office:value="0.2893">
            <text:p>0.2893</text:p>
          </table:table-cell>
        </table:table-row>
        <table:table-row table:style-name="ro1">
          <table:table-cell office:value-type="string">
            <text:p>betweenesscentrality/final_term_score</text:p>
          </table:table-cell>
          <table:table-cell office:value-type="float" office:value="-0.3373">
            <text:p>-0.3373</text:p>
          </table:table-cell>
          <table:table-cell office:value-type="float" office:value="-0.2142">
            <text:p>-0.2142</text:p>
          </table:table-cell>
        </table:table-row>
        <table:table-row table:style-name="ro1">
          <table:table-cell office:value-type="string">
            <text:p>betweenesscentrality/interaction_count</text:p>
          </table:table-cell>
          <table:table-cell office:value-type="float" office:value="0.3093">
            <text:p>0.3093</text:p>
          </table:table-cell>
          <table:table-cell office:value-type="float" office:value="0.1954">
            <text:p>0.1954</text:p>
          </table:table-cell>
        </table:table-row>
        <table:table-row table:style-name="ro1">
          <table:table-cell office:value-type="string">
            <text:p>followers_count/statuses_count</text:p>
          </table:table-cell>
          <table:table-cell office:value-type="float" office:value="0.0538">
            <text:p>0.0538</text:p>
          </table:table-cell>
          <table:table-cell office:value-type="float" office:value="0.0336">
            <text:p>0.0336</text:p>
          </table:table-cell>
        </table:table-row>
        <table:table-row table:style-name="ro1">
          <table:table-cell office:value-type="string">
            <text:p>eigencentrality/statuses_count</text:p>
          </table:table-cell>
          <table:table-cell office:value-type="float" office:value="0.2025">
            <text:p>0.2025</text:p>
          </table:table-cell>
          <table:table-cell office:value-type="float" office:value="0.1279">
            <text:p>0.1279</text:p>
          </table:table-cell>
        </table:table-row>
        <table:table-row table:style-name="ro1">
          <table:table-cell office:value-type="string">
            <text:p>clustering/statuses_count</text:p>
          </table:table-cell>
          <table:table-cell office:value-type="float" office:value="0.4666">
            <text:p>0.4666</text:p>
          </table:table-cell>
          <table:table-cell office:value-type="float" office:value="0.2987">
            <text:p>0.2987</text:p>
          </table:table-cell>
        </table:table-row>
        <table:table-row table:style-name="ro1">
          <table:table-cell office:value-type="string">
            <text:p>final_term_score/statuses_count</text:p>
          </table:table-cell>
          <table:table-cell office:value-type="float" office:value="0.0026">
            <text:p>0.0026</text:p>
          </table:table-cell>
          <table:table-cell office:value-type="float" office:value="0.0013">
            <text:p>0.0013</text:p>
          </table:table-cell>
        </table:table-row>
        <table:table-row table:style-name="ro1">
          <table:table-cell office:value-type="string">
            <text:p>interaction_count/statuses_count</text:p>
          </table:table-cell>
          <table:table-cell office:value-type="float" office:value="0.7861">
            <text:p>0.7861</text:p>
          </table:table-cell>
          <table:table-cell office:value-type="float" office:value="0.5917">
            <text:p>0.5917</text:p>
          </table:table-cell>
        </table:table-row>
        <table:table-row table:style-name="ro1">
          <table:table-cell office:value-type="string">
            <text:p>eigencentrality/followers_count</text:p>
          </table:table-cell>
          <table:table-cell office:value-type="float" office:value="0.7437">
            <text:p>0.7437</text:p>
          </table:table-cell>
          <table:table-cell office:value-type="float" office:value="0.5519">
            <text:p>0.5519</text:p>
          </table:table-cell>
        </table:table-row>
        <table:table-row table:style-name="ro1">
          <table:table-cell office:value-type="string">
            <text:p>clustering/followers_count</text:p>
          </table:table-cell>
          <table:table-cell office:value-type="float" office:value="0.7062">
            <text:p>0.7062</text:p>
          </table:table-cell>
          <table:table-cell office:value-type="float" office:value="0.5199">
            <text:p>0.5199</text:p>
          </table:table-cell>
        </table:table-row>
        <table:table-row table:style-name="ro1">
          <table:table-cell office:value-type="string">
            <text:p>final_term_score/followers_count</text:p>
          </table:table-cell>
          <table:table-cell office:value-type="float" office:value="0.7861">
            <text:p>0.7861</text:p>
          </table:table-cell>
          <table:table-cell office:value-type="float" office:value="0.5917">
            <text:p>0.5917</text:p>
          </table:table-cell>
        </table:table-row>
        <table:table-row table:style-name="ro1">
          <table:table-cell office:value-type="string">
            <text:p>followers_count/interaction_count</text:p>
          </table:table-cell>
          <table:table-cell office:value-type="float" office:value="-0.5115">
            <text:p>-0.5115</text:p>
          </table:table-cell>
          <table:table-cell office:value-type="float" office:value="-0.3594">
            <text:p>-0.3594</text:p>
          </table:table-cell>
        </table:table-row>
        <table:table-row table:style-name="ro1">
          <table:table-cell office:value-type="string">
            <text:p>clustering/eigencentrality</text:p>
          </table:table-cell>
          <table:table-cell office:value-type="float" office:value="0.7224">
            <text:p>0.7224</text:p>
          </table:table-cell>
          <table:table-cell office:value-type="float" office:value="0.5343">
            <text:p>0.5343</text:p>
          </table:table-cell>
        </table:table-row>
        <table:table-row table:style-name="ro1">
          <table:table-cell office:value-type="string">
            <text:p>eigencentrality/final_term_score</text:p>
          </table:table-cell>
          <table:table-cell office:value-type="float" office:value="0.4784">
            <text:p>0.4784</text:p>
          </table:table-cell>
          <table:table-cell office:value-type="float" office:value="0.3337">
            <text:p>0.3337</text:p>
          </table:table-cell>
        </table:table-row>
        <table:table-row table:style-name="ro1">
          <table:table-cell office:value-type="string">
            <text:p>eigencentrality/interaction_count</text:p>
          </table:table-cell>
          <table:table-cell office:value-type="float" office:value="0.6848">
            <text:p>0.6848</text:p>
          </table:table-cell>
          <table:table-cell office:value-type="float" office:value="0.501">
            <text:p>0.501</text:p>
          </table:table-cell>
        </table:table-row>
        <table:table-row table:style-name="ro1">
          <table:table-cell office:value-type="string">
            <text:p>clustering/final_term_score</text:p>
          </table:table-cell>
          <table:table-cell office:value-type="float" office:value="0.7502">
            <text:p>0.7502</text:p>
          </table:table-cell>
          <table:table-cell office:value-type="float" office:value="0.5572">
            <text:p>0.5572</text:p>
          </table:table-cell>
        </table:table-row>
        <table:table-row table:style-name="ro1">
          <table:table-cell office:value-type="string">
            <text:p>clustering/interaction_count</text:p>
          </table:table-cell>
          <table:table-cell office:value-type="float" office:value="-0.354">
            <text:p>-0.354</text:p>
          </table:table-cell>
          <table:table-cell office:value-type="float" office:value="-0.2694">
            <text:p>-0.2694</text:p>
          </table:table-cell>
        </table:table-row>
        <table:table-row table:style-name="ro1">
          <table:table-cell office:value-type="string">
            <text:p>final_term_score/interaction_count</text:p>
          </table:table-cell>
          <table:table-cell office:value-type="float" office:value="0.3007">
            <text:p>0.3007</text:p>
          </table:table-cell>
          <table:table-cell office:value-type="float" office:value="0.1901">
            <text:p>0.1901</text:p>
          </table:table-cell>
        </table:table-row>
      </table:table>
      <table:table table:name="Group 47 CPC (992)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2">
          <table:table-cell office:value-type="string">
            <text:p>indegree/klout_score</text:p>
          </table:table-cell>
          <table:table-cell office:value-type="float" office:value="0.5197">
            <text:p>0.5197</text:p>
          </table:table-cell>
          <table:table-cell office:value-type="float" office:value="0.364">
            <text:p>0.364</text:p>
          </table:table-cell>
        </table:table-row>
        <table:table-row table:style-name="ro2">
          <table:table-cell office:value-type="string">
            <text:p>indegree/kred_influence</text:p>
          </table:table-cell>
          <table:table-cell office:value-type="float" office:value="0.5885">
            <text:p>0.5885</text:p>
          </table:table-cell>
          <table:table-cell office:value-type="float" office:value="0.4271">
            <text:p>0.4271</text:p>
          </table:table-cell>
        </table:table-row>
        <table:table-row table:style-name="ro2">
          <table:table-cell office:value-type="string">
            <text:p>authority/indegree</text:p>
          </table:table-cell>
          <table:table-cell office:value-type="float" office:value="0.7081">
            <text:p>0.7081</text:p>
          </table:table-cell>
          <table:table-cell office:value-type="float" office:value="0.5242">
            <text:p>0.5242</text:p>
          </table:table-cell>
        </table:table-row>
        <table:table-row table:style-name="ro2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9864">
            <text:p>0.9864</text:p>
          </table:table-cell>
        </table:table-row>
        <table:table-row table:style-name="ro2">
          <table:table-cell office:value-type="string">
            <text:p>betweenesscentrality/indegree</text:p>
          </table:table-cell>
          <table:table-cell office:value-type="float" office:value="0.5197">
            <text:p>0.5197</text:p>
          </table:table-cell>
          <table:table-cell office:value-type="float" office:value="0.364">
            <text:p>0.364</text:p>
          </table:table-cell>
        </table:table-row>
        <table:table-row table:style-name="ro2">
          <table:table-cell office:value-type="string">
            <text:p>indegree/statuses_count</text:p>
          </table:table-cell>
          <table:table-cell office:value-type="float" office:value="0.5885">
            <text:p>0.5885</text:p>
          </table:table-cell>
          <table:table-cell office:value-type="float" office:value="0.4271">
            <text:p>0.4271</text:p>
          </table:table-cell>
        </table:table-row>
        <table:table-row table:style-name="ro2">
          <table:table-cell office:value-type="string">
            <text:p>followers_count/indegree</text:p>
          </table:table-cell>
          <table:table-cell office:value-type="float" office:value="-0.7596">
            <text:p>-0.7596</text:p>
          </table:table-cell>
          <table:table-cell office:value-type="float" office:value="-0.603">
            <text:p>-0.603</text:p>
          </table:table-cell>
        </table:table-row>
        <table:table-row table:style-name="ro2">
          <table:table-cell office:value-type="string">
            <text:p>eigencentrality/indegree</text:p>
          </table:table-cell>
          <table:table-cell office:value-type="float" office:value="-0.2891">
            <text:p>-0.2891</text:p>
          </table:table-cell>
          <table:table-cell office:value-type="float" office:value="-0.1975">
            <text:p>-0.1975</text:p>
          </table:table-cell>
        </table:table-row>
        <table:table-row table:style-name="ro2">
          <table:table-cell office:value-type="string">
            <text:p>clustering/indegree</text:p>
          </table:table-cell>
          <table:table-cell office:value-type="float" office:value="-0.336">
            <text:p>-0.336</text:p>
          </table:table-cell>
          <table:table-cell office:value-type="float" office:value="-0.2357">
            <text:p>-0.2357</text:p>
          </table:table-cell>
        </table:table-row>
        <table:table-row table:style-name="ro2">
          <table:table-cell office:value-type="string">
            <text:p>final_term_score/indegree</text:p>
          </table:table-cell>
          <table:table-cell office:value-type="float" office:value="-0.7596">
            <text:p>-0.7596</text:p>
          </table:table-cell>
          <table:table-cell office:value-type="float" office:value="-0.603">
            <text:p>-0.603</text:p>
          </table:table-cell>
        </table:table-row>
        <table:table-row table:style-name="ro2">
          <table:table-cell office:value-type="string">
            <text:p>indegree/interaction_count</text:p>
          </table:table-cell>
          <table:table-cell office:value-type="float" office:value="0.8656">
            <text:p>0.8656</text:p>
          </table:table-cell>
          <table:table-cell office:value-type="float" office:value="0.7018">
            <text:p>0.7018</text:p>
          </table:table-cell>
        </table:table-row>
        <table:table-row table:style-name="ro2">
          <table:table-cell office:value-type="string">
            <text:p>klout_score/kred_influence</text:p>
          </table:table-cell>
          <table:table-cell office:value-type="float" office:value="0.5255">
            <text:p>0.5255</text:p>
          </table:table-cell>
          <table:table-cell office:value-type="float" office:value="0.3704">
            <text:p>0.3704</text:p>
          </table:table-cell>
        </table:table-row>
        <table:table-row table:style-name="ro2">
          <table:table-cell office:value-type="string">
            <text:p>authority/klout_score</text:p>
          </table:table-cell>
          <table:table-cell office:value-type="float" office:value="0.5533">
            <text:p>0.5533</text:p>
          </table:table-cell>
          <table:table-cell office:value-type="float" office:value="0.3958">
            <text:p>0.3958</text:p>
          </table:table-cell>
        </table:table-row>
        <table:table-row table:style-name="ro2">
          <table:table-cell office:value-type="string">
            <text:p>closnesscentrality/klout_score</text:p>
          </table:table-cell>
          <table:table-cell office:value-type="float" office:value="0.8656">
            <text:p>0.8656</text:p>
          </table:table-cell>
          <table:table-cell office:value-type="float" office:value="0.7018">
            <text:p>0.7018</text:p>
          </table:table-cell>
        </table:table-row>
        <table:table-row table:style-name="ro2">
          <table:table-cell office:value-type="string">
            <text:p>betweenesscentrality/klout_score</text:p>
          </table:table-cell>
          <table:table-cell office:value-type="float" office:value="-0.6725">
            <text:p>-0.6725</text:p>
          </table:table-cell>
          <table:table-cell office:value-type="float" office:value="-0.5439">
            <text:p>-0.5439</text:p>
          </table:table-cell>
        </table:table-row>
        <table:table-row table:style-name="ro2">
          <table:table-cell office:value-type="string">
            <text:p>klout_score/statuses_count</text:p>
          </table:table-cell>
          <table:table-cell office:value-type="float" office:value="0.4404">
            <text:p>0.4404</text:p>
          </table:table-cell>
          <table:table-cell office:value-type="float" office:value="0.3112">
            <text:p>0.3112</text:p>
          </table:table-cell>
        </table:table-row>
        <table:table-row table:style-name="ro2">
          <table:table-cell office:value-type="string">
            <text:p>followers_count/klout_score</text:p>
          </table:table-cell>
          <table:table-cell office:value-type="float" office:value="0.539">
            <text:p>0.539</text:p>
          </table:table-cell>
          <table:table-cell office:value-type="float" office:value="0.3785">
            <text:p>0.3785</text:p>
          </table:table-cell>
        </table:table-row>
        <table:table-row table:style-name="ro2">
          <table:table-cell office:value-type="string">
            <text:p>eigencentrality/klout_score</text:p>
          </table:table-cell>
          <table:table-cell office:value-type="float" office:value="0.8519">
            <text:p>0.8519</text:p>
          </table:table-cell>
          <table:table-cell office:value-type="float" office:value="0.6745">
            <text:p>0.6745</text:p>
          </table:table-cell>
        </table:table-row>
        <table:table-row table:style-name="ro2">
          <table:table-cell office:value-type="string">
            <text:p>clustering/klout_score</text:p>
          </table:table-cell>
          <table:table-cell office:value-type="float" office:value="0.4404">
            <text:p>0.4404</text:p>
          </table:table-cell>
          <table:table-cell office:value-type="float" office:value="0.3112">
            <text:p>0.3112</text:p>
          </table:table-cell>
        </table:table-row>
        <table:table-row table:style-name="ro2">
          <table:table-cell office:value-type="string">
            <text:p>final_term_score/klout_score</text:p>
          </table:table-cell>
          <table:table-cell office:value-type="float" office:value="-0.2516">
            <text:p>-0.2516</text:p>
          </table:table-cell>
          <table:table-cell office:value-type="float" office:value="-0.1784">
            <text:p>-0.1784</text:p>
          </table:table-cell>
        </table:table-row>
        <table:table-row table:style-name="ro2">
          <table:table-cell office:value-type="string">
            <text:p>interaction_count/klout_score</text:p>
          </table:table-cell>
          <table:table-cell office:value-type="float" office:value="0.4266">
            <text:p>0.4266</text:p>
          </table:table-cell>
          <table:table-cell office:value-type="float" office:value="0.2996">
            <text:p>0.2996</text:p>
          </table:table-cell>
        </table:table-row>
        <table:table-row table:style-name="ro2">
          <table:table-cell office:value-type="string">
            <text:p>authority/kred_influence</text:p>
          </table:table-cell>
          <table:table-cell office:value-type="float" office:value="0.5524">
            <text:p>0.5524</text:p>
          </table:table-cell>
          <table:table-cell office:value-type="float" office:value="0.4019">
            <text:p>0.4019</text:p>
          </table:table-cell>
        </table:table-row>
        <table:table-row table:style-name="ro2">
          <table:table-cell office:value-type="string">
            <text:p>closnesscentrality/kred_influence</text:p>
          </table:table-cell>
          <table:table-cell office:value-type="float" office:value="0.6888">
            <text:p>0.6888</text:p>
          </table:table-cell>
          <table:table-cell office:value-type="float" office:value="0.5031">
            <text:p>0.5031</text:p>
          </table:table-cell>
        </table:table-row>
        <table:table-row table:style-name="ro2">
          <table:table-cell office:value-type="string">
            <text:p>betweenesscentrality/kred_influence</text:p>
          </table:table-cell>
          <table:table-cell office:value-type="float" office:value="0.8297">
            <text:p>0.8297</text:p>
          </table:table-cell>
          <table:table-cell office:value-type="float" office:value="0.6411">
            <text:p>0.6411</text:p>
          </table:table-cell>
        </table:table-row>
        <table:table-row table:style-name="ro2">
          <table:table-cell office:value-type="string">
            <text:p>kred_influence/statuses_count</text:p>
          </table:table-cell>
          <table:table-cell office:value-type="float" office:value="0.5524">
            <text:p>0.5524</text:p>
          </table:table-cell>
          <table:table-cell office:value-type="float" office:value="0.4019">
            <text:p>0.4019</text:p>
          </table:table-cell>
        </table:table-row>
        <table:table-row table:style-name="ro2">
          <table:table-cell office:value-type="string">
            <text:p>followers_count/kred_influence</text:p>
          </table:table-cell>
          <table:table-cell office:value-type="float" office:value="-0.3495">
            <text:p>-0.3495</text:p>
          </table:table-cell>
          <table:table-cell office:value-type="float" office:value="-0.2528">
            <text:p>-0.2528</text:p>
          </table:table-cell>
        </table:table-row>
        <table:table-row table:style-name="ro2">
          <table:table-cell office:value-type="string">
            <text:p>eigencentrality/kred_influence</text:p>
          </table:table-cell>
          <table:table-cell office:value-type="float" office:value="0.5883">
            <text:p>0.5883</text:p>
          </table:table-cell>
          <table:table-cell office:value-type="float" office:value="0.4307">
            <text:p>0.4307</text:p>
          </table:table-cell>
        </table:table-row>
        <table:table-row table:style-name="ro2">
          <table:table-cell office:value-type="string">
            <text:p>clustering/kred_influence</text:p>
          </table:table-cell>
          <table:table-cell office:value-type="float" office:value="0.7385">
            <text:p>0.7385</text:p>
          </table:table-cell>
          <table:table-cell office:value-type="float" office:value="0.5543">
            <text:p>0.5543</text:p>
          </table:table-cell>
        </table:table-row>
        <table:table-row table:style-name="ro2">
          <table:table-cell office:value-type="string">
            <text:p>final_term_score/kred_influence</text:p>
          </table:table-cell>
          <table:table-cell office:value-type="float" office:value="0.9772">
            <text:p>0.9772</text:p>
          </table:table-cell>
          <table:table-cell office:value-type="float" office:value="0.8724">
            <text:p>0.8724</text:p>
          </table:table-cell>
        </table:table-row>
        <table:table-row table:style-name="ro2">
          <table:table-cell office:value-type="string">
            <text:p>interaction_count/kred_influence</text:p>
          </table:table-cell>
          <table:table-cell office:value-type="float" office:value="0.4415">
            <text:p>0.4415</text:p>
          </table:table-cell>
          <table:table-cell office:value-type="float" office:value="0.3071">
            <text:p>0.3071</text:p>
          </table:table-cell>
        </table:table-row>
        <table:table-row table:style-name="ro2">
          <table:table-cell office:value-type="string">
            <text:p>authority/closnesscentrality</text:p>
          </table:table-cell>
          <table:table-cell office:value-type="float" office:value="0.528">
            <text:p>0.528</text:p>
          </table:table-cell>
          <table:table-cell office:value-type="float" office:value="0.3865">
            <text:p>0.3865</text:p>
          </table:table-cell>
        </table:table-row>
        <table:table-row table:style-name="ro2">
          <table:table-cell office:value-type="string">
            <text:p>authority/betweenesscentrality</text:p>
          </table:table-cell>
          <table:table-cell office:value-type="float" office:value="0.9772">
            <text:p>0.9772</text:p>
          </table:table-cell>
          <table:table-cell office:value-type="float" office:value="0.8724">
            <text:p>0.8724</text:p>
          </table:table-cell>
        </table:table-row>
        <table:table-row table:style-name="ro1">
          <table:table-cell office:value-type="string">
            <text:p>authority/statuses_count</text:p>
          </table:table-cell>
          <table:table-cell office:value-type="float" office:value="-0.7925">
            <text:p>-0.7925</text:p>
          </table:table-cell>
          <table:table-cell office:value-type="float" office:value="-0.6522">
            <text:p>-0.6522</text:p>
          </table:table-cell>
        </table:table-row>
        <table:table-row table:style-name="ro1">
          <table:table-cell office:value-type="string">
            <text:p>authority/followers_count</text:p>
          </table:table-cell>
          <table:table-cell office:value-type="float" office:value="0.827">
            <text:p>0.827</text:p>
          </table:table-cell>
          <table:table-cell office:value-type="float" office:value="0.6505">
            <text:p>0.6505</text:p>
          </table:table-cell>
        </table:table-row>
        <table:table-row table:style-name="ro2">
          <table:table-cell office:value-type="string">
            <text:p>authority/eigencentrality</text:p>
          </table:table-cell>
          <table:table-cell office:value-type="float" office:value="0.4049">
            <text:p>0.4049</text:p>
          </table:table-cell>
          <table:table-cell office:value-type="float" office:value="0.2914">
            <text:p>0.2914</text:p>
          </table:table-cell>
        </table:table-row>
        <table:table-row table:style-name="ro1">
          <table:table-cell office:value-type="string">
            <text:p>authority/clustering</text:p>
          </table:table-cell>
          <table:table-cell office:value-type="float" office:value="0.4794">
            <text:p>0.4794</text:p>
          </table:table-cell>
          <table:table-cell office:value-type="float" office:value="0.3522">
            <text:p>0.3522</text:p>
          </table:table-cell>
        </table:table-row>
        <table:table-row table:style-name="ro1">
          <table:table-cell office:value-type="string">
            <text:p>authority/final_term_score</text:p>
          </table:table-cell>
          <table:table-cell office:value-type="float" office:value="-0.2539">
            <text:p>-0.2539</text:p>
          </table:table-cell>
          <table:table-cell office:value-type="float" office:value="-0.2115">
            <text:p>-0.2115</text:p>
          </table:table-cell>
        </table:table-row>
        <table:table-row table:style-name="ro1">
          <table:table-cell office:value-type="string">
            <text:p>authority/interaction_count</text:p>
          </table:table-cell>
          <table:table-cell office:value-type="float" office:value="-0.3476">
            <text:p>-0.3476</text:p>
          </table:table-cell>
          <table:table-cell office:value-type="float" office:value="-0.2463">
            <text:p>-0.2463</text:p>
          </table:table-cell>
        </table:table-row>
        <table:table-row table:style-name="ro2">
          <table:table-cell office:value-type="string">
            <text:p>betweenesscentrality/closnesscentrality</text:p>
          </table:table-cell>
          <table:table-cell office:value-type="float" office:value="-0.354">
            <text:p>-0.354</text:p>
          </table:table-cell>
          <table:table-cell office:value-type="float" office:value="-0.2531">
            <text:p>-0.2531</text:p>
          </table:table-cell>
        </table:table-row>
        <table:table-row table:style-name="ro2">
          <table:table-cell office:value-type="string">
            <text:p>closnesscentrality/statuses_count</text:p>
          </table:table-cell>
          <table:table-cell office:value-type="float" office:value="-0.2539">
            <text:p>-0.2539</text:p>
          </table:table-cell>
          <table:table-cell office:value-type="float" office:value="-0.2115">
            <text:p>-0.2115</text:p>
          </table:table-cell>
        </table:table-row>
        <table:table-row table:style-name="ro2">
          <table:table-cell office:value-type="string">
            <text:p>closnesscentrality/followers_count</text:p>
          </table:table-cell>
          <table:table-cell office:value-type="float" office:value="0.1499">
            <text:p>0.1499</text:p>
          </table:table-cell>
          <table:table-cell office:value-type="float" office:value="0.127">
            <text:p>0.127</text:p>
          </table:table-cell>
        </table:table-row>
        <table:table-row table:style-name="ro2">
          <table:table-cell office:value-type="string">
            <text:p>closnesscentrality/eigencentrality</text:p>
          </table:table-cell>
          <table:table-cell office:value-type="float" office:value="-0.3455">
            <text:p>-0.3455</text:p>
          </table:table-cell>
          <table:table-cell office:value-type="float" office:value="-0.2829">
            <text:p>-0.2829</text:p>
          </table:table-cell>
        </table:table-row>
        <table:table-row table:style-name="ro2">
          <table:table-cell office:value-type="string">
            <text:p>closnesscentrality/clustering</text:p>
          </table:table-cell>
          <table:table-cell office:value-type="float" office:value="-0.2646">
            <text:p>-0.2646</text:p>
          </table:table-cell>
          <table:table-cell office:value-type="float" office:value="-0.1857">
            <text:p>-0.1857</text:p>
          </table:table-cell>
        </table:table-row>
        <table:table-row table:style-name="ro2">
          <table:table-cell office:value-type="string">
            <text:p>closnesscentrality/final_term_score</text:p>
          </table:table-cell>
          <table:table-cell office:value-type="float" office:value="-0.3912">
            <text:p>-0.3912</text:p>
          </table:table-cell>
          <table:table-cell office:value-type="float" office:value="-0.2891">
            <text:p>-0.2891</text:p>
          </table:table-cell>
        </table:table-row>
        <table:table-row table:style-name="ro2">
          <table:table-cell office:value-type="string">
            <text:p>closnesscentrality/interaction_count</text:p>
          </table:table-cell>
          <table:table-cell office:value-type="float" office:value="-0.1716">
            <text:p>-0.1716</text:p>
          </table:table-cell>
          <table:table-cell office:value-type="float" office:value="-0.1484">
            <text:p>-0.1484</text:p>
          </table:table-cell>
        </table:table-row>
        <table:table-row table:style-name="ro2">
          <table:table-cell office:value-type="string">
            <text:p>betweenesscentrality/statuses_count</text:p>
          </table:table-cell>
          <table:table-cell office:value-type="float" office:value="0.3334">
            <text:p>0.3334</text:p>
          </table:table-cell>
          <table:table-cell office:value-type="float" office:value="0.1771">
            <text:p>0.1771</text:p>
          </table:table-cell>
        </table:table-row>
        <table:table-row table:style-name="ro2">
          <table:table-cell office:value-type="string">
            <text:p>betweenesscentrality/followers_count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</table:table-row>
        <table:table-row table:style-name="ro2">
          <table:table-cell office:value-type="string">
            <text:p>betweenesscentrality/eigencentrality</text:p>
          </table:table-cell>
          <table:table-cell office:value-type="float" office:value="0.0155">
            <text:p>0.0155</text:p>
          </table:table-cell>
          <table:table-cell office:value-type="float" office:value="0.0075">
            <text:p>0.0075</text:p>
          </table:table-cell>
        </table:table-row>
        <table:table-row table:style-name="ro2">
          <table:table-cell office:value-type="string">
            <text:p>betweenesscentrality/clustering</text:p>
          </table:table-cell>
          <table:table-cell office:value-type="float" office:value="0.3334">
            <text:p>0.3334</text:p>
          </table:table-cell>
          <table:table-cell office:value-type="float" office:value="0.1771">
            <text:p>0.1771</text:p>
          </table:table-cell>
        </table:table-row>
        <table:table-row table:style-name="ro2">
          <table:table-cell office:value-type="string">
            <text:p>betweenesscentrality/final_term_score</text:p>
          </table:table-cell>
          <table:table-cell office:value-type="float" office:value="-0.3251">
            <text:p>-0.3251</text:p>
          </table:table-cell>
          <table:table-cell office:value-type="float" office:value="-0.1734">
            <text:p>-0.1734</text:p>
          </table:table-cell>
        </table:table-row>
        <table:table-row table:style-name="ro2">
          <table:table-cell office:value-type="string">
            <text:p>betweenesscentrality/interaction_count</text:p>
          </table:table-cell>
          <table:table-cell office:value-type="float" office:value="0.2437">
            <text:p>0.2437</text:p>
          </table:table-cell>
          <table:table-cell office:value-type="float" office:value="0.1292">
            <text:p>0.1292</text:p>
          </table:table-cell>
        </table:table-row>
        <table:table-row table:style-name="ro1">
          <table:table-cell office:value-type="string">
            <text:p>followers_count/statuses_count</text:p>
          </table:table-cell>
          <table:table-cell office:value-type="float" office:value="-0.0197">
            <text:p>-0.0197</text:p>
          </table:table-cell>
          <table:table-cell office:value-type="float" office:value="-0.0118">
            <text:p>-0.0118</text:p>
          </table:table-cell>
        </table:table-row>
        <table:table-row table:style-name="ro2">
          <table:table-cell office:value-type="string">
            <text:p>eigencentrality/statuses_count</text:p>
          </table:table-cell>
          <table:table-cell office:value-type="float" office:value="-0.0085">
            <text:p>-0.0085</text:p>
          </table:table-cell>
          <table:table-cell office:value-type="float" office:value="-0.0047">
            <text:p>-0.0047</text:p>
          </table:table-cell>
        </table:table-row>
        <table:table-row table:style-name="ro1">
          <table:table-cell office:value-type="string">
            <text:p>clustering/statuses_count</text:p>
          </table:table-cell>
          <table:table-cell office:value-type="float" office:value="0.3662">
            <text:p>0.3662</text:p>
          </table:table-cell>
          <table:table-cell office:value-type="float" office:value="0.1946">
            <text:p>0.1946</text:p>
          </table:table-cell>
        </table:table-row>
        <table:table-row table:style-name="ro1">
          <table:table-cell office:value-type="string">
            <text:p>final_term_score/statuses_count</text:p>
          </table:table-cell>
          <table:table-cell office:value-type="float" office:value="-0.0104">
            <text:p>-0.0104</text:p>
          </table:table-cell>
          <table:table-cell office:value-type="float" office:value="-0.0053">
            <text:p>-0.0053</text:p>
          </table:table-cell>
        </table:table-row>
        <table:table-row table:style-name="ro1">
          <table:table-cell office:value-type="string">
            <text:p>interaction_count/statuses_count</text:p>
          </table:table-cell>
          <table:table-cell office:value-type="float" office:value="0.7494">
            <text:p>0.7494</text:p>
          </table:table-cell>
          <table:table-cell office:value-type="float" office:value="0.5546">
            <text:p>0.5546</text:p>
          </table:table-cell>
        </table:table-row>
        <table:table-row table:style-name="ro2">
          <table:table-cell office:value-type="string">
            <text:p>eigencentrality/followers_count</text:p>
          </table:table-cell>
          <table:table-cell office:value-type="float" office:value="0.6281">
            <text:p>0.6281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clustering/followers_count</text:p>
          </table:table-cell>
          <table:table-cell office:value-type="float" office:value="0.6291">
            <text:p>0.6291</text:p>
          </table:table-cell>
          <table:table-cell office:value-type="float" office:value="0.453">
            <text:p>0.453</text:p>
          </table:table-cell>
        </table:table-row>
        <table:table-row table:style-name="ro1">
          <table:table-cell office:value-type="string">
            <text:p>final_term_score/followers_count</text:p>
          </table:table-cell>
          <table:table-cell office:value-type="float" office:value="0.7494">
            <text:p>0.7494</text:p>
          </table:table-cell>
          <table:table-cell office:value-type="float" office:value="0.5546">
            <text:p>0.5546</text:p>
          </table:table-cell>
        </table:table-row>
        <table:table-row table:style-name="ro1">
          <table:table-cell office:value-type="string">
            <text:p>followers_count/interaction_count</text:p>
          </table:table-cell>
          <table:table-cell office:value-type="float" office:value="-0.485">
            <text:p>-0.485</text:p>
          </table:table-cell>
          <table:table-cell office:value-type="float" office:value="-0.3415">
            <text:p>-0.3415</text:p>
          </table:table-cell>
        </table:table-row>
        <table:table-row table:style-name="ro2">
          <table:table-cell office:value-type="string">
            <text:p>clustering/eigencentrality</text:p>
          </table:table-cell>
          <table:table-cell office:value-type="float" office:value="0.6705">
            <text:p>0.6705</text:p>
          </table:table-cell>
          <table:table-cell office:value-type="float" office:value="0.4851">
            <text:p>0.4851</text:p>
          </table:table-cell>
        </table:table-row>
        <table:table-row table:style-name="ro2">
          <table:table-cell office:value-type="string">
            <text:p>eigencentrality/final_term_score</text:p>
          </table:table-cell>
          <table:table-cell office:value-type="float" office:value="0.4257">
            <text:p>0.4257</text:p>
          </table:table-cell>
          <table:table-cell office:value-type="float" office:value="0.2979">
            <text:p>0.2979</text:p>
          </table:table-cell>
        </table:table-row>
        <table:table-row table:style-name="ro2">
          <table:table-cell office:value-type="string">
            <text:p>eigencentrality/interaction_count</text:p>
          </table:table-cell>
          <table:table-cell office:value-type="float" office:value="0.4571">
            <text:p>0.4571</text:p>
          </table:table-cell>
          <table:table-cell office:value-type="float" office:value="0.3217">
            <text:p>0.3217</text:p>
          </table:table-cell>
        </table:table-row>
        <table:table-row table:style-name="ro1">
          <table:table-cell office:value-type="string">
            <text:p>clustering/final_term_score</text:p>
          </table:table-cell>
          <table:table-cell office:value-type="float" office:value="0.704">
            <text:p>0.704</text:p>
          </table:table-cell>
          <table:table-cell office:value-type="float" office:value="0.5134">
            <text:p>0.5134</text:p>
          </table:table-cell>
        </table:table-row>
        <table:table-row table:style-name="ro1">
          <table:table-cell office:value-type="string">
            <text:p>clustering/interaction_count</text:p>
          </table:table-cell>
          <table:table-cell office:value-type="float" office:value="-0.2891">
            <text:p>-0.2891</text:p>
          </table:table-cell>
          <table:table-cell office:value-type="float" office:value="-0.2134">
            <text:p>-0.2134</text:p>
          </table:table-cell>
        </table:table-row>
        <table:table-row table:style-name="ro1">
          <table:table-cell office:value-type="string">
            <text:p>final_term_score/interaction_count</text:p>
          </table:table-cell>
          <table:table-cell office:value-type="float" office:value="0.2073">
            <text:p>0.2073</text:p>
          </table:table-cell>
          <table:table-cell office:value-type="float" office:value="0.1091">
            <text:p>0.1091</text:p>
          </table:table-cell>
        </table:table-row>
      </table:table>
      <table:table table:name="Group 55 CPC (207)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2">
          <table:table-cell office:value-type="string">
            <text:p>indegree/klout_score</text:p>
          </table:table-cell>
          <table:table-cell office:value-type="float" office:value="0.6811">
            <text:p>0.6811</text:p>
          </table:table-cell>
          <table:table-cell office:value-type="float" office:value="0.5015">
            <text:p>0.5015</text:p>
          </table:table-cell>
        </table:table-row>
        <table:table-row table:style-name="ro2">
          <table:table-cell office:value-type="string">
            <text:p>indegree/kred_influence</text:p>
          </table:table-cell>
          <table:table-cell office:value-type="float" office:value="0.653">
            <text:p>0.653</text:p>
          </table:table-cell>
          <table:table-cell office:value-type="float" office:value="0.4786">
            <text:p>0.4786</text:p>
          </table:table-cell>
        </table:table-row>
        <table:table-row table:style-name="ro2">
          <table:table-cell office:value-type="string">
            <text:p>authority/indegree</text:p>
          </table:table-cell>
          <table:table-cell office:value-type="float" office:value="0.8869">
            <text:p>0.8869</text:p>
          </table:table-cell>
          <table:table-cell office:value-type="float" office:value="0.7104">
            <text:p>0.7104</text:p>
          </table:table-cell>
        </table:table-row>
        <table:table-row table:style-name="ro2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9454">
            <text:p>0.9454</text:p>
          </table:table-cell>
        </table:table-row>
        <table:table-row table:style-name="ro2">
          <table:table-cell office:value-type="string">
            <text:p>betweenesscentrality/indegree</text:p>
          </table:table-cell>
          <table:table-cell office:value-type="float" office:value="0.6811">
            <text:p>0.6811</text:p>
          </table:table-cell>
          <table:table-cell office:value-type="float" office:value="0.5015">
            <text:p>0.5015</text:p>
          </table:table-cell>
        </table:table-row>
        <table:table-row table:style-name="ro2">
          <table:table-cell office:value-type="string">
            <text:p>indegree/statuses_count</text:p>
          </table:table-cell>
          <table:table-cell office:value-type="float" office:value="0.653">
            <text:p>0.653</text:p>
          </table:table-cell>
          <table:table-cell office:value-type="float" office:value="0.4786">
            <text:p>0.4786</text:p>
          </table:table-cell>
        </table:table-row>
        <table:table-row table:style-name="ro2">
          <table:table-cell office:value-type="string">
            <text:p>followers_count/indegree</text:p>
          </table:table-cell>
          <table:table-cell office:value-type="float" office:value="-0.5895">
            <text:p>-0.5895</text:p>
          </table:table-cell>
          <table:table-cell office:value-type="float" office:value="-0.4334">
            <text:p>-0.4334</text:p>
          </table:table-cell>
        </table:table-row>
        <table:table-row table:style-name="ro2">
          <table:table-cell office:value-type="string">
            <text:p>eigencentrality/indegree</text:p>
          </table:table-cell>
          <table:table-cell office:value-type="float" office:value="-0.3928">
            <text:p>-0.3928</text:p>
          </table:table-cell>
          <table:table-cell office:value-type="float" office:value="-0.2602">
            <text:p>-0.2602</text:p>
          </table:table-cell>
        </table:table-row>
        <table:table-row table:style-name="ro2">
          <table:table-cell office:value-type="string">
            <text:p>clustering/indegree</text:p>
          </table:table-cell>
          <table:table-cell office:value-type="float" office:value="-0.4215">
            <text:p>-0.4215</text:p>
          </table:table-cell>
          <table:table-cell office:value-type="float" office:value="-0.2803">
            <text:p>-0.2803</text:p>
          </table:table-cell>
        </table:table-row>
        <table:table-row table:style-name="ro2">
          <table:table-cell office:value-type="string">
            <text:p>final_term_score/indegree</text:p>
          </table:table-cell>
          <table:table-cell office:value-type="float" office:value="-0.5895">
            <text:p>-0.5895</text:p>
          </table:table-cell>
          <table:table-cell office:value-type="float" office:value="-0.4334">
            <text:p>-0.4334</text:p>
          </table:table-cell>
        </table:table-row>
        <table:table-row table:style-name="ro2">
          <table:table-cell office:value-type="string">
            <text:p>indegree/interaction_count</text:p>
          </table:table-cell>
          <table:table-cell office:value-type="float" office:value="0.8875">
            <text:p>0.8875</text:p>
          </table:table-cell>
          <table:table-cell office:value-type="float" office:value="0.7032">
            <text:p>0.7032</text:p>
          </table:table-cell>
        </table:table-row>
        <table:table-row table:style-name="ro2">
          <table:table-cell office:value-type="string">
            <text:p>klout_score/kred_influence</text:p>
          </table:table-cell>
          <table:table-cell office:value-type="float" office:value="0.6134">
            <text:p>0.6134</text:p>
          </table:table-cell>
          <table:table-cell office:value-type="float" office:value="0.441">
            <text:p>0.441</text:p>
          </table:table-cell>
        </table:table-row>
        <table:table-row table:style-name="ro2">
          <table:table-cell office:value-type="string">
            <text:p>authority/klout_score</text:p>
          </table:table-cell>
          <table:table-cell office:value-type="float" office:value="0.5751">
            <text:p>0.5751</text:p>
          </table:table-cell>
          <table:table-cell office:value-type="float" office:value="0.4085">
            <text:p>0.4085</text:p>
          </table:table-cell>
        </table:table-row>
        <table:table-row table:style-name="ro2">
          <table:table-cell office:value-type="string">
            <text:p>closnesscentrality/klout_score</text:p>
          </table:table-cell>
          <table:table-cell office:value-type="float" office:value="0.8875">
            <text:p>0.8875</text:p>
          </table:table-cell>
          <table:table-cell office:value-type="float" office:value="0.7032">
            <text:p>0.7032</text:p>
          </table:table-cell>
        </table:table-row>
        <table:table-row table:style-name="ro2">
          <table:table-cell office:value-type="string">
            <text:p>betweenesscentrality/klout_score</text:p>
          </table:table-cell>
          <table:table-cell office:value-type="float" office:value="-0.52">
            <text:p>-0.52</text:p>
          </table:table-cell>
          <table:table-cell office:value-type="float" office:value="-0.3974">
            <text:p>-0.3974</text:p>
          </table:table-cell>
        </table:table-row>
        <table:table-row table:style-name="ro2">
          <table:table-cell office:value-type="string">
            <text:p>klout_score/statuses_count</text:p>
          </table:table-cell>
          <table:table-cell office:value-type="float" office:value="0.4808">
            <text:p>0.4808</text:p>
          </table:table-cell>
          <table:table-cell office:value-type="float" office:value="0.334">
            <text:p>0.334</text:p>
          </table:table-cell>
        </table:table-row>
        <table:table-row table:style-name="ro2">
          <table:table-cell office:value-type="string">
            <text:p>followers_count/klout_score</text:p>
          </table:table-cell>
          <table:table-cell office:value-type="float" office:value="0.6775">
            <text:p>0.6775</text:p>
          </table:table-cell>
          <table:table-cell office:value-type="float" office:value="0.491">
            <text:p>0.491</text:p>
          </table:table-cell>
        </table:table-row>
        <table:table-row table:style-name="ro2">
          <table:table-cell office:value-type="string">
            <text:p>eigencentrality/klout_score</text:p>
          </table:table-cell>
          <table:table-cell office:value-type="float" office:value="0.8572">
            <text:p>0.8572</text:p>
          </table:table-cell>
          <table:table-cell office:value-type="float" office:value="0.6789">
            <text:p>0.6789</text:p>
          </table:table-cell>
        </table:table-row>
        <table:table-row table:style-name="ro2">
          <table:table-cell office:value-type="string">
            <text:p>clustering/klout_score</text:p>
          </table:table-cell>
          <table:table-cell office:value-type="float" office:value="0.4808">
            <text:p>0.4808</text:p>
          </table:table-cell>
          <table:table-cell office:value-type="float" office:value="0.334">
            <text:p>0.334</text:p>
          </table:table-cell>
        </table:table-row>
        <table:table-row table:style-name="ro2">
          <table:table-cell office:value-type="string">
            <text:p>final_term_score/klout_score</text:p>
          </table:table-cell>
          <table:table-cell office:value-type="float" office:value="-0.3141">
            <text:p>-0.3141</text:p>
          </table:table-cell>
          <table:table-cell office:value-type="float" office:value="-0.2099">
            <text:p>-0.2099</text:p>
          </table:table-cell>
        </table:table-row>
        <table:table-row table:style-name="ro2">
          <table:table-cell office:value-type="string">
            <text:p>interaction_count/klout_score</text:p>
          </table:table-cell>
          <table:table-cell office:value-type="float" office:value="0.4292">
            <text:p>0.4292</text:p>
          </table:table-cell>
          <table:table-cell office:value-type="float" office:value="0.2947">
            <text:p>0.2947</text:p>
          </table:table-cell>
        </table:table-row>
        <table:table-row table:style-name="ro2">
          <table:table-cell office:value-type="string">
            <text:p>authority/kred_influence</text:p>
          </table:table-cell>
          <table:table-cell office:value-type="float" office:value="0.6885">
            <text:p>0.6885</text:p>
          </table:table-cell>
          <table:table-cell office:value-type="float" office:value="0.5069">
            <text:p>0.5069</text:p>
          </table:table-cell>
        </table:table-row>
        <table:table-row table:style-name="ro2">
          <table:table-cell office:value-type="string">
            <text:p>closnesscentrality/kred_influence</text:p>
          </table:table-cell>
          <table:table-cell office:value-type="float" office:value="0.8103">
            <text:p>0.8103</text:p>
          </table:table-cell>
          <table:table-cell office:value-type="float" office:value="0.6224">
            <text:p>0.6224</text:p>
          </table:table-cell>
        </table:table-row>
        <table:table-row table:style-name="ro2">
          <table:table-cell office:value-type="string">
            <text:p>betweenesscentrality/kred_influence</text:p>
          </table:table-cell>
          <table:table-cell office:value-type="float" office:value="0.8466">
            <text:p>0.8466</text:p>
          </table:table-cell>
          <table:table-cell office:value-type="float" office:value="0.6667">
            <text:p>0.6667</text:p>
          </table:table-cell>
        </table:table-row>
        <table:table-row table:style-name="ro2">
          <table:table-cell office:value-type="string">
            <text:p>kred_influence/statuses_count</text:p>
          </table:table-cell>
          <table:table-cell office:value-type="float" office:value="0.6885">
            <text:p>0.6885</text:p>
          </table:table-cell>
          <table:table-cell office:value-type="float" office:value="0.5069">
            <text:p>0.5069</text:p>
          </table:table-cell>
        </table:table-row>
        <table:table-row table:style-name="ro2">
          <table:table-cell office:value-type="string">
            <text:p>followers_count/kred_influence</text:p>
          </table:table-cell>
          <table:table-cell office:value-type="float" office:value="-0.4788">
            <text:p>-0.4788</text:p>
          </table:table-cell>
          <table:table-cell office:value-type="float" office:value="-0.3247">
            <text:p>-0.3247</text:p>
          </table:table-cell>
        </table:table-row>
        <table:table-row table:style-name="ro2">
          <table:table-cell office:value-type="string">
            <text:p>eigencentrality/kred_influence</text:p>
          </table:table-cell>
          <table:table-cell office:value-type="float" office:value="0.6502">
            <text:p>0.6502</text:p>
          </table:table-cell>
          <table:table-cell office:value-type="float" office:value="0.4751">
            <text:p>0.4751</text:p>
          </table:table-cell>
        </table:table-row>
        <table:table-row table:style-name="ro2">
          <table:table-cell office:value-type="string">
            <text:p>clustering/kred_influence</text:p>
          </table:table-cell>
          <table:table-cell office:value-type="float" office:value="0.756">
            <text:p>0.756</text:p>
          </table:table-cell>
          <table:table-cell office:value-type="float" office:value="0.5662">
            <text:p>0.5662</text:p>
          </table:table-cell>
        </table:table-row>
        <table:table-row table:style-name="ro2">
          <table:table-cell office:value-type="string">
            <text:p>final_term_score/kred_influence</text:p>
          </table:table-cell>
          <table:table-cell office:value-type="float" office:value="0.9475">
            <text:p>0.9475</text:p>
          </table:table-cell>
          <table:table-cell office:value-type="float" office:value="0.805">
            <text:p>0.805</text:p>
          </table:table-cell>
        </table:table-row>
        <table:table-row table:style-name="ro2">
          <table:table-cell office:value-type="string">
            <text:p>interaction_count/kred_influence</text:p>
          </table:table-cell>
          <table:table-cell office:value-type="float" office:value="0.6049">
            <text:p>0.6049</text:p>
          </table:table-cell>
          <table:table-cell office:value-type="float" office:value="0.4367">
            <text:p>0.4367</text:p>
          </table:table-cell>
        </table:table-row>
        <table:table-row table:style-name="ro2">
          <table:table-cell office:value-type="string">
            <text:p>authority/closnesscentrality</text:p>
          </table:table-cell>
          <table:table-cell office:value-type="float" office:value="0.6039">
            <text:p>0.6039</text:p>
          </table:table-cell>
          <table:table-cell office:value-type="float" office:value="0.4349">
            <text:p>0.4349</text:p>
          </table:table-cell>
        </table:table-row>
        <table:table-row table:style-name="ro2">
          <table:table-cell office:value-type="string">
            <text:p>authority/betweenesscentrality</text:p>
          </table:table-cell>
          <table:table-cell office:value-type="float" office:value="0.9475">
            <text:p>0.9475</text:p>
          </table:table-cell>
          <table:table-cell office:value-type="float" office:value="0.805">
            <text:p>0.805</text:p>
          </table:table-cell>
        </table:table-row>
        <table:table-row table:style-name="ro1">
          <table:table-cell office:value-type="string">
            <text:p>authority/statuses_count</text:p>
          </table:table-cell>
          <table:table-cell office:value-type="float" office:value="-0.6112">
            <text:p>-0.6112</text:p>
          </table:table-cell>
          <table:table-cell office:value-type="float" office:value="-0.4809">
            <text:p>-0.4809</text:p>
          </table:table-cell>
        </table:table-row>
        <table:table-row table:style-name="ro1">
          <table:table-cell office:value-type="string">
            <text:p>authority/followers_count</text:p>
          </table:table-cell>
          <table:table-cell office:value-type="float" office:value="0.8326">
            <text:p>0.8326</text:p>
          </table:table-cell>
          <table:table-cell office:value-type="float" office:value="0.6425">
            <text:p>0.6425</text:p>
          </table:table-cell>
        </table:table-row>
        <table:table-row table:style-name="ro2">
          <table:table-cell office:value-type="string">
            <text:p>authority/eigencentrality</text:p>
          </table:table-cell>
          <table:table-cell office:value-type="float" office:value="0.4775">
            <text:p>0.4775</text:p>
          </table:table-cell>
          <table:table-cell office:value-type="float" office:value="0.3342">
            <text:p>0.3342</text:p>
          </table:table-cell>
        </table:table-row>
        <table:table-row table:style-name="ro1">
          <table:table-cell office:value-type="string">
            <text:p>authority/clustering</text:p>
          </table:table-cell>
          <table:table-cell office:value-type="float" office:value="0.6394">
            <text:p>0.6394</text:p>
          </table:table-cell>
          <table:table-cell office:value-type="float" office:value="0.472">
            <text:p>0.472</text:p>
          </table:table-cell>
        </table:table-row>
        <table:table-row table:style-name="ro1">
          <table:table-cell office:value-type="string">
            <text:p>authority/final_term_score</text:p>
          </table:table-cell>
          <table:table-cell office:value-type="float" office:value="-0.2248">
            <text:p>-0.2248</text:p>
          </table:table-cell>
          <table:table-cell office:value-type="float" office:value="-0.1995">
            <text:p>-0.1995</text:p>
          </table:table-cell>
        </table:table-row>
        <table:table-row table:style-name="ro1">
          <table:table-cell office:value-type="string">
            <text:p>authority/interaction_count</text:p>
          </table:table-cell>
          <table:table-cell office:value-type="float" office:value="-0.3853">
            <text:p>-0.3853</text:p>
          </table:table-cell>
          <table:table-cell office:value-type="float" office:value="-0.2693">
            <text:p>-0.2693</text:p>
          </table:table-cell>
        </table:table-row>
        <table:table-row table:style-name="ro2">
          <table:table-cell office:value-type="string">
            <text:p>betweenesscentrality/closnesscentrality</text:p>
          </table:table-cell>
          <table:table-cell office:value-type="float" office:value="-0.4226">
            <text:p>-0.4226</text:p>
          </table:table-cell>
          <table:table-cell office:value-type="float" office:value="-0.2978">
            <text:p>-0.2978</text:p>
          </table:table-cell>
        </table:table-row>
        <table:table-row table:style-name="ro2">
          <table:table-cell office:value-type="string">
            <text:p>closnesscentrality/statuses_count</text:p>
          </table:table-cell>
          <table:table-cell office:value-type="float" office:value="-0.2248">
            <text:p>-0.2248</text:p>
          </table:table-cell>
          <table:table-cell office:value-type="float" office:value="-0.1995">
            <text:p>-0.1995</text:p>
          </table:table-cell>
        </table:table-row>
        <table:table-row table:style-name="ro2">
          <table:table-cell office:value-type="string">
            <text:p>closnesscentrality/followers_count</text:p>
          </table:table-cell>
          <table:table-cell office:value-type="float" office:value="0.2564">
            <text:p>0.2564</text:p>
          </table:table-cell>
          <table:table-cell office:value-type="float" office:value="0.2148">
            <text:p>0.2148</text:p>
          </table:table-cell>
        </table:table-row>
        <table:table-row table:style-name="ro2">
          <table:table-cell office:value-type="string">
            <text:p>closnesscentrality/eigencentrality</text:p>
          </table:table-cell>
          <table:table-cell office:value-type="float" office:value="-0.2236">
            <text:p>-0.2236</text:p>
          </table:table-cell>
          <table:table-cell office:value-type="float" office:value="-0.188">
            <text:p>-0.188</text:p>
          </table:table-cell>
        </table:table-row>
        <table:table-row table:style-name="ro2">
          <table:table-cell office:value-type="string">
            <text:p>closnesscentrality/clustering</text:p>
          </table:table-cell>
          <table:table-cell office:value-type="float" office:value="-0.3082">
            <text:p>-0.3082</text:p>
          </table:table-cell>
          <table:table-cell office:value-type="float" office:value="-0.2172">
            <text:p>-0.2172</text:p>
          </table:table-cell>
        </table:table-row>
        <table:table-row table:style-name="ro2">
          <table:table-cell office:value-type="string">
            <text:p>closnesscentrality/final_term_score</text:p>
          </table:table-cell>
          <table:table-cell office:value-type="float" office:value="-0.4197">
            <text:p>-0.4197</text:p>
          </table:table-cell>
          <table:table-cell office:value-type="float" office:value="-0.3072">
            <text:p>-0.3072</text:p>
          </table:table-cell>
        </table:table-row>
        <table:table-row table:style-name="ro2">
          <table:table-cell office:value-type="string">
            <text:p>closnesscentrality/interaction_count</text:p>
          </table:table-cell>
          <table:table-cell office:value-type="float" office:value="-0.1688">
            <text:p>-0.1688</text:p>
          </table:table-cell>
          <table:table-cell office:value-type="float" office:value="-0.1594">
            <text:p>-0.1594</text:p>
          </table:table-cell>
        </table:table-row>
        <table:table-row table:style-name="ro2">
          <table:table-cell office:value-type="string">
            <text:p>betweenesscentrality/statuses_count</text:p>
          </table:table-cell>
          <table:table-cell office:value-type="float" office:value="0.1927">
            <text:p>0.1927</text:p>
          </table:table-cell>
          <table:table-cell office:value-type="float" office:value="0.0849">
            <text:p>0.0849</text:p>
          </table:table-cell>
        </table:table-row>
        <table:table-row table:style-name="ro2">
          <table:table-cell office:value-type="string">
            <text:p>betweenesscentrality/followers_count</text:p>
          </table:table-cell>
          <table:table-cell office:value-type="float" office:value="0.0362">
            <text:p>0.0362</text:p>
          </table:table-cell>
          <table:table-cell office:value-type="float" office:value="0.0159">
            <text:p>0.0159</text:p>
          </table:table-cell>
        </table:table-row>
        <table:table-row table:style-name="ro2">
          <table:table-cell office:value-type="string">
            <text:p>betweenesscentrality/eigencentrality</text:p>
          </table:table-cell>
          <table:table-cell office:value-type="float" office:value="-0.048">
            <text:p>-0.048</text:p>
          </table:table-cell>
          <table:table-cell office:value-type="float" office:value="-0.0225">
            <text:p>-0.0225</text:p>
          </table:table-cell>
        </table:table-row>
        <table:table-row table:style-name="ro2">
          <table:table-cell office:value-type="string">
            <text:p>betweenesscentrality/clustering</text:p>
          </table:table-cell>
          <table:table-cell office:value-type="float" office:value="0.1927">
            <text:p>0.1927</text:p>
          </table:table-cell>
          <table:table-cell office:value-type="float" office:value="0.0849">
            <text:p>0.0849</text:p>
          </table:table-cell>
        </table:table-row>
        <table:table-row table:style-name="ro2">
          <table:table-cell office:value-type="string">
            <text:p>betweenesscentrality/final_term_score</text:p>
          </table:table-cell>
          <table:table-cell office:value-type="float" office:value="-0.14">
            <text:p>-0.14</text:p>
          </table:table-cell>
          <table:table-cell office:value-type="float" office:value="-0.0625">
            <text:p>-0.0625</text:p>
          </table:table-cell>
        </table:table-row>
        <table:table-row table:style-name="ro2">
          <table:table-cell office:value-type="string">
            <text:p>betweenesscentrality/interaction_count</text:p>
          </table:table-cell>
          <table:table-cell office:value-type="float" office:value="0.2177">
            <text:p>0.2177</text:p>
          </table:table-cell>
          <table:table-cell office:value-type="float" office:value="0.0973">
            <text:p>0.0973</text:p>
          </table:table-cell>
        </table:table-row>
        <table:table-row table:style-name="ro1">
          <table:table-cell office:value-type="string">
            <text:p>followers_count/statuses_count</text:p>
          </table:table-cell>
          <table:table-cell office:value-type="float" office:value="-0.071">
            <text:p>-0.071</text:p>
          </table:table-cell>
          <table:table-cell office:value-type="float" office:value="-0.0328">
            <text:p>-0.0328</text:p>
          </table:table-cell>
        </table:table-row>
        <table:table-row table:style-name="ro2">
          <table:table-cell office:value-type="string">
            <text:p>eigencentrality/statuses_count</text:p>
          </table:table-cell>
          <table:table-cell office:value-type="float" office:value="-0.0345">
            <text:p>-0.0345</text:p>
          </table:table-cell>
          <table:table-cell office:value-type="float" office:value="-0.0157">
            <text:p>-0.0157</text:p>
          </table:table-cell>
        </table:table-row>
        <table:table-row table:style-name="ro1">
          <table:table-cell office:value-type="string">
            <text:p>clustering/statuses_count</text:p>
          </table:table-cell>
          <table:table-cell office:value-type="float" office:value="0.1764">
            <text:p>0.1764</text:p>
          </table:table-cell>
          <table:table-cell office:value-type="float" office:value="0.0782">
            <text:p>0.0782</text:p>
          </table:table-cell>
        </table:table-row>
        <table:table-row table:style-name="ro1">
          <table:table-cell office:value-type="string">
            <text:p>final_term_score/statuses_count</text:p>
          </table:table-cell>
          <table:table-cell office:value-type="float" office:value="0.0675">
            <text:p>0.0675</text:p>
          </table:table-cell>
          <table:table-cell office:value-type="float" office:value="0.0305">
            <text:p>0.0305</text:p>
          </table:table-cell>
        </table:table-row>
        <table:table-row table:style-name="ro1">
          <table:table-cell office:value-type="string">
            <text:p>interaction_count/statuses_count</text:p>
          </table:table-cell>
          <table:table-cell office:value-type="float" office:value="0.7053">
            <text:p>0.7053</text:p>
          </table:table-cell>
          <table:table-cell office:value-type="float" office:value="0.5163">
            <text:p>0.5163</text:p>
          </table:table-cell>
        </table:table-row>
        <table:table-row table:style-name="ro2">
          <table:table-cell office:value-type="string">
            <text:p>eigencentrality/followers_count</text:p>
          </table:table-cell>
          <table:table-cell office:value-type="float" office:value="0.6936">
            <text:p>0.6936</text:p>
          </table:table-cell>
          <table:table-cell office:value-type="float" office:value="0.5106">
            <text:p>0.5106</text:p>
          </table:table-cell>
        </table:table-row>
        <table:table-row table:style-name="ro1">
          <table:table-cell office:value-type="string">
            <text:p>clustering/followers_count</text:p>
          </table:table-cell>
          <table:table-cell office:value-type="float" office:value="0.6114">
            <text:p>0.6114</text:p>
          </table:table-cell>
          <table:table-cell office:value-type="float" office:value="0.4347">
            <text:p>0.4347</text:p>
          </table:table-cell>
        </table:table-row>
        <table:table-row table:style-name="ro1">
          <table:table-cell office:value-type="string">
            <text:p>final_term_score/followers_count</text:p>
          </table:table-cell>
          <table:table-cell office:value-type="float" office:value="0.7053">
            <text:p>0.7053</text:p>
          </table:table-cell>
          <table:table-cell office:value-type="float" office:value="0.5163">
            <text:p>0.5163</text:p>
          </table:table-cell>
        </table:table-row>
        <table:table-row table:style-name="ro1">
          <table:table-cell office:value-type="string">
            <text:p>followers_count/interaction_count</text:p>
          </table:table-cell>
          <table:table-cell office:value-type="float" office:value="-0.3347">
            <text:p>-0.3347</text:p>
          </table:table-cell>
          <table:table-cell office:value-type="float" office:value="-0.2254">
            <text:p>-0.2254</text:p>
          </table:table-cell>
        </table:table-row>
        <table:table-row table:style-name="ro2">
          <table:table-cell office:value-type="string">
            <text:p>clustering/eigencentrality</text:p>
          </table:table-cell>
          <table:table-cell office:value-type="float" office:value="0.6596">
            <text:p>0.6596</text:p>
          </table:table-cell>
          <table:table-cell office:value-type="float" office:value="0.47">
            <text:p>0.47</text:p>
          </table:table-cell>
        </table:table-row>
        <table:table-row table:style-name="ro2">
          <table:table-cell office:value-type="string">
            <text:p>eigencentrality/final_term_score</text:p>
          </table:table-cell>
          <table:table-cell office:value-type="float" office:value="0.3588">
            <text:p>0.3588</text:p>
          </table:table-cell>
          <table:table-cell office:value-type="float" office:value="0.2431">
            <text:p>0.2431</text:p>
          </table:table-cell>
        </table:table-row>
        <table:table-row table:style-name="ro2">
          <table:table-cell office:value-type="string">
            <text:p>eigencentrality/interaction_count</text:p>
          </table:table-cell>
          <table:table-cell office:value-type="float" office:value="0.4778">
            <text:p>0.4778</text:p>
          </table:table-cell>
          <table:table-cell office:value-type="float" office:value="0.3357">
            <text:p>0.3357</text:p>
          </table:table-cell>
        </table:table-row>
        <table:table-row table:style-name="ro1">
          <table:table-cell office:value-type="string">
            <text:p>clustering/final_term_score</text:p>
          </table:table-cell>
          <table:table-cell office:value-type="float" office:value="0.5942">
            <text:p>0.5942</text:p>
          </table:table-cell>
          <table:table-cell office:value-type="float" office:value="0.4182">
            <text:p>0.4182</text:p>
          </table:table-cell>
        </table:table-row>
        <table:table-row table:style-name="ro1">
          <table:table-cell office:value-type="string">
            <text:p>clustering/interaction_count</text:p>
          </table:table-cell>
          <table:table-cell office:value-type="float" office:value="-0.3168">
            <text:p>-0.3168</text:p>
          </table:table-cell>
          <table:table-cell office:value-type="float" office:value="-0.2209">
            <text:p>-0.2209</text:p>
          </table:table-cell>
        </table:table-row>
        <table:table-row table:style-name="ro1">
          <table:table-cell office:value-type="string">
            <text:p>final_term_score/interaction_count</text:p>
          </table:table-cell>
          <table:table-cell office:value-type="float" office:value="0.1215">
            <text:p>0.1215</text:p>
          </table:table-cell>
          <table:table-cell office:value-type="float" office:value="0.0538">
            <text:p>0.0538</text:p>
          </table:table-cell>
        </table:table-row>
      </table:table>
      <table:table table:name="Group 140 CPC (674)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2">
          <table:table-cell office:value-type="string">
            <text:p>indegree/klout_score</text:p>
          </table:table-cell>
          <table:table-cell office:value-type="float" office:value="0.6974">
            <text:p>0.6974</text:p>
          </table:table-cell>
          <table:table-cell office:value-type="float" office:value="0.5122">
            <text:p>0.5122</text:p>
          </table:table-cell>
        </table:table-row>
        <table:table-row table:style-name="ro2">
          <table:table-cell office:value-type="string">
            <text:p>indegree/kred_influence</text:p>
          </table:table-cell>
          <table:table-cell office:value-type="float" office:value="0.7072">
            <text:p>0.7072</text:p>
          </table:table-cell>
          <table:table-cell office:value-type="float" office:value="0.5204">
            <text:p>0.5204</text:p>
          </table:table-cell>
        </table:table-row>
        <table:table-row table:style-name="ro2">
          <table:table-cell office:value-type="string">
            <text:p>authority/indegree</text:p>
          </table:table-cell>
          <table:table-cell office:value-type="float" office:value="0.8193">
            <text:p>0.8193</text:p>
          </table:table-cell>
          <table:table-cell office:value-type="float" office:value="0.6375">
            <text:p>0.6375</text:p>
          </table:table-cell>
        </table:table-row>
        <table:table-row table:style-name="ro2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9753">
            <text:p>0.9753</text:p>
          </table:table-cell>
        </table:table-row>
        <table:table-row table:style-name="ro2">
          <table:table-cell office:value-type="string">
            <text:p>betweenesscentrality/indegree</text:p>
          </table:table-cell>
          <table:table-cell office:value-type="float" office:value="0.6974">
            <text:p>0.6974</text:p>
          </table:table-cell>
          <table:table-cell office:value-type="float" office:value="0.5122">
            <text:p>0.5122</text:p>
          </table:table-cell>
        </table:table-row>
        <table:table-row table:style-name="ro2">
          <table:table-cell office:value-type="string">
            <text:p>indegree/statuses_count</text:p>
          </table:table-cell>
          <table:table-cell office:value-type="float" office:value="0.7072">
            <text:p>0.7072</text:p>
          </table:table-cell>
          <table:table-cell office:value-type="float" office:value="0.5204">
            <text:p>0.5204</text:p>
          </table:table-cell>
        </table:table-row>
        <table:table-row table:style-name="ro2">
          <table:table-cell office:value-type="string">
            <text:p>followers_count/indegree</text:p>
          </table:table-cell>
          <table:table-cell office:value-type="float" office:value="-0.7253">
            <text:p>-0.7253</text:p>
          </table:table-cell>
          <table:table-cell office:value-type="float" office:value="-0.5367">
            <text:p>-0.5367</text:p>
          </table:table-cell>
        </table:table-row>
        <table:table-row table:style-name="ro2">
          <table:table-cell office:value-type="string">
            <text:p>eigencentrality/indegree</text:p>
          </table:table-cell>
          <table:table-cell office:value-type="float" office:value="-0.4234">
            <text:p>-0.4234</text:p>
          </table:table-cell>
          <table:table-cell office:value-type="float" office:value="-0.2893">
            <text:p>-0.2893</text:p>
          </table:table-cell>
        </table:table-row>
        <table:table-row table:style-name="ro2">
          <table:table-cell office:value-type="string">
            <text:p>clustering/indegree</text:p>
          </table:table-cell>
          <table:table-cell office:value-type="float" office:value="-0.4314">
            <text:p>-0.4314</text:p>
          </table:table-cell>
          <table:table-cell office:value-type="float" office:value="-0.2951">
            <text:p>-0.2951</text:p>
          </table:table-cell>
        </table:table-row>
        <table:table-row table:style-name="ro2">
          <table:table-cell office:value-type="string">
            <text:p>final_term_score/indegree</text:p>
          </table:table-cell>
          <table:table-cell office:value-type="float" office:value="-0.7253">
            <text:p>-0.7253</text:p>
          </table:table-cell>
          <table:table-cell office:value-type="float" office:value="-0.5367">
            <text:p>-0.5367</text:p>
          </table:table-cell>
        </table:table-row>
        <table:table-row table:style-name="ro2">
          <table:table-cell office:value-type="string">
            <text:p>indegree/interaction_count</text:p>
          </table:table-cell>
          <table:table-cell office:value-type="float" office:value="0.9059">
            <text:p>0.9059</text:p>
          </table:table-cell>
          <table:table-cell office:value-type="float" office:value="0.7415">
            <text:p>0.7415</text:p>
          </table:table-cell>
        </table:table-row>
        <table:table-row table:style-name="ro2">
          <table:table-cell office:value-type="string">
            <text:p>klout_score/kred_influence</text:p>
          </table:table-cell>
          <table:table-cell office:value-type="float" office:value="0.6519">
            <text:p>0.6519</text:p>
          </table:table-cell>
          <table:table-cell office:value-type="float" office:value="0.4722">
            <text:p>0.4722</text:p>
          </table:table-cell>
        </table:table-row>
        <table:table-row table:style-name="ro2">
          <table:table-cell office:value-type="string">
            <text:p>authority/klout_score</text:p>
          </table:table-cell>
          <table:table-cell office:value-type="float" office:value="0.6639">
            <text:p>0.6639</text:p>
          </table:table-cell>
          <table:table-cell office:value-type="float" office:value="0.4805">
            <text:p>0.4805</text:p>
          </table:table-cell>
        </table:table-row>
        <table:table-row table:style-name="ro2">
          <table:table-cell office:value-type="string">
            <text:p>closnesscentrality/klout_score</text:p>
          </table:table-cell>
          <table:table-cell office:value-type="float" office:value="0.9059">
            <text:p>0.9059</text:p>
          </table:table-cell>
          <table:table-cell office:value-type="float" office:value="0.7415">
            <text:p>0.7415</text:p>
          </table:table-cell>
        </table:table-row>
        <table:table-row table:style-name="ro2">
          <table:table-cell office:value-type="string">
            <text:p>betweenesscentrality/klout_score</text:p>
          </table:table-cell>
          <table:table-cell office:value-type="float" office:value="-0.7546">
            <text:p>-0.7546</text:p>
          </table:table-cell>
          <table:table-cell office:value-type="float" office:value="-0.581">
            <text:p>-0.581</text:p>
          </table:table-cell>
        </table:table-row>
        <table:table-row table:style-name="ro2">
          <table:table-cell office:value-type="string">
            <text:p>klout_score/statuses_count</text:p>
          </table:table-cell>
          <table:table-cell office:value-type="float" office:value="0.5154">
            <text:p>0.5154</text:p>
          </table:table-cell>
          <table:table-cell office:value-type="float" office:value="0.3605">
            <text:p>0.3605</text:p>
          </table:table-cell>
        </table:table-row>
        <table:table-row table:style-name="ro2">
          <table:table-cell office:value-type="string">
            <text:p>followers_count/klout_score</text:p>
          </table:table-cell>
          <table:table-cell office:value-type="float" office:value="0.646">
            <text:p>0.646</text:p>
          </table:table-cell>
          <table:table-cell office:value-type="float" office:value="0.4616">
            <text:p>0.4616</text:p>
          </table:table-cell>
        </table:table-row>
        <table:table-row table:style-name="ro2">
          <table:table-cell office:value-type="string">
            <text:p>eigencentrality/klout_score</text:p>
          </table:table-cell>
          <table:table-cell office:value-type="float" office:value="0.8622">
            <text:p>0.8622</text:p>
          </table:table-cell>
          <table:table-cell office:value-type="float" office:value="0.6892">
            <text:p>0.6892</text:p>
          </table:table-cell>
        </table:table-row>
        <table:table-row table:style-name="ro2">
          <table:table-cell office:value-type="string">
            <text:p>clustering/klout_score</text:p>
          </table:table-cell>
          <table:table-cell office:value-type="float" office:value="0.5154">
            <text:p>0.5154</text:p>
          </table:table-cell>
          <table:table-cell office:value-type="float" office:value="0.3605">
            <text:p>0.3605</text:p>
          </table:table-cell>
        </table:table-row>
        <table:table-row table:style-name="ro2">
          <table:table-cell office:value-type="string">
            <text:p>final_term_score/klout_score</text:p>
          </table:table-cell>
          <table:table-cell office:value-type="float" office:value="-0.3708">
            <text:p>-0.3708</text:p>
          </table:table-cell>
          <table:table-cell office:value-type="float" office:value="-0.255">
            <text:p>-0.255</text:p>
          </table:table-cell>
        </table:table-row>
        <table:table-row table:style-name="ro2">
          <table:table-cell office:value-type="string">
            <text:p>interaction_count/klout_score</text:p>
          </table:table-cell>
          <table:table-cell office:value-type="float" office:value="0.5045">
            <text:p>0.5045</text:p>
          </table:table-cell>
          <table:table-cell office:value-type="float" office:value="0.3504">
            <text:p>0.3504</text:p>
          </table:table-cell>
        </table:table-row>
        <table:table-row table:style-name="ro2">
          <table:table-cell office:value-type="string">
            <text:p>authority/kred_influence</text:p>
          </table:table-cell>
          <table:table-cell office:value-type="float" office:value="0.7819">
            <text:p>0.7819</text:p>
          </table:table-cell>
          <table:table-cell office:value-type="float" office:value="0.5989">
            <text:p>0.5989</text:p>
          </table:table-cell>
        </table:table-row>
        <table:table-row table:style-name="ro2">
          <table:table-cell office:value-type="string">
            <text:p>closnesscentrality/kred_influence</text:p>
          </table:table-cell>
          <table:table-cell office:value-type="float" office:value="0.812">
            <text:p>0.812</text:p>
          </table:table-cell>
          <table:table-cell office:value-type="float" office:value="0.6205">
            <text:p>0.6205</text:p>
          </table:table-cell>
        </table:table-row>
        <table:table-row table:style-name="ro2">
          <table:table-cell office:value-type="string">
            <text:p>betweenesscentrality/kred_influence</text:p>
          </table:table-cell>
          <table:table-cell office:value-type="float" office:value="0.8571">
            <text:p>0.8571</text:p>
          </table:table-cell>
          <table:table-cell office:value-type="float" office:value="0.6674">
            <text:p>0.6674</text:p>
          </table:table-cell>
        </table:table-row>
        <table:table-row table:style-name="ro2">
          <table:table-cell office:value-type="string">
            <text:p>kred_influence/statuses_count</text:p>
          </table:table-cell>
          <table:table-cell office:value-type="float" office:value="0.7819">
            <text:p>0.7819</text:p>
          </table:table-cell>
          <table:table-cell office:value-type="float" office:value="0.5989">
            <text:p>0.5989</text:p>
          </table:table-cell>
        </table:table-row>
        <table:table-row table:style-name="ro2">
          <table:table-cell office:value-type="string">
            <text:p>followers_count/kred_influence</text:p>
          </table:table-cell>
          <table:table-cell office:value-type="float" office:value="-0.5312">
            <text:p>-0.5312</text:p>
          </table:table-cell>
          <table:table-cell office:value-type="float" office:value="-0.3712">
            <text:p>-0.3712</text:p>
          </table:table-cell>
        </table:table-row>
        <table:table-row table:style-name="ro2">
          <table:table-cell office:value-type="string">
            <text:p>eigencentrality/kred_influence</text:p>
          </table:table-cell>
          <table:table-cell office:value-type="float" office:value="0.7432">
            <text:p>0.7432</text:p>
          </table:table-cell>
          <table:table-cell office:value-type="float" office:value="0.5597">
            <text:p>0.5597</text:p>
          </table:table-cell>
        </table:table-row>
        <table:table-row table:style-name="ro2">
          <table:table-cell office:value-type="string">
            <text:p>clustering/kred_influence</text:p>
          </table:table-cell>
          <table:table-cell office:value-type="float" office:value="0.7129">
            <text:p>0.7129</text:p>
          </table:table-cell>
          <table:table-cell office:value-type="float" office:value="0.5209">
            <text:p>0.5209</text:p>
          </table:table-cell>
        </table:table-row>
        <table:table-row table:style-name="ro2">
          <table:table-cell office:value-type="string">
            <text:p>final_term_score/kred_influence</text:p>
          </table:table-cell>
          <table:table-cell office:value-type="float" office:value="0.9819">
            <text:p>0.9819</text:p>
          </table:table-cell>
          <table:table-cell office:value-type="float" office:value="0.8845">
            <text:p>0.8845</text:p>
          </table:table-cell>
        </table:table-row>
        <table:table-row table:style-name="ro2">
          <table:table-cell office:value-type="string">
            <text:p>interaction_count/kred_influence</text:p>
          </table:table-cell>
          <table:table-cell office:value-type="float" office:value="0.6622">
            <text:p>0.6622</text:p>
          </table:table-cell>
          <table:table-cell office:value-type="float" office:value="0.4815">
            <text:p>0.4815</text:p>
          </table:table-cell>
        </table:table-row>
        <table:table-row table:style-name="ro2">
          <table:table-cell office:value-type="string">
            <text:p>authority/closnesscentrality</text:p>
          </table:table-cell>
          <table:table-cell office:value-type="float" office:value="0.6814">
            <text:p>0.6814</text:p>
          </table:table-cell>
          <table:table-cell office:value-type="float" office:value="0.5012">
            <text:p>0.5012</text:p>
          </table:table-cell>
        </table:table-row>
        <table:table-row table:style-name="ro2">
          <table:table-cell office:value-type="string">
            <text:p>authority/betweenesscentrality</text:p>
          </table:table-cell>
          <table:table-cell office:value-type="float" office:value="0.9819">
            <text:p>0.9819</text:p>
          </table:table-cell>
          <table:table-cell office:value-type="float" office:value="0.8845">
            <text:p>0.8845</text:p>
          </table:table-cell>
        </table:table-row>
        <table:table-row table:style-name="ro1">
          <table:table-cell office:value-type="string">
            <text:p>authority/statuses_count</text:p>
          </table:table-cell>
          <table:table-cell office:value-type="float" office:value="-0.7415">
            <text:p>-0.7415</text:p>
          </table:table-cell>
          <table:table-cell office:value-type="float" office:value="-0.5574">
            <text:p>-0.5574</text:p>
          </table:table-cell>
        </table:table-row>
        <table:table-row table:style-name="ro1">
          <table:table-cell office:value-type="string">
            <text:p>authority/followers_count</text:p>
          </table:table-cell>
          <table:table-cell office:value-type="float" office:value="0.886">
            <text:p>0.886</text:p>
          </table:table-cell>
          <table:table-cell office:value-type="float" office:value="0.7124">
            <text:p>0.7124</text:p>
          </table:table-cell>
        </table:table-row>
        <table:table-row table:style-name="ro2">
          <table:table-cell office:value-type="string">
            <text:p>authority/eigencentrality</text:p>
          </table:table-cell>
          <table:table-cell office:value-type="float" office:value="0.5176">
            <text:p>0.5176</text:p>
          </table:table-cell>
          <table:table-cell office:value-type="float" office:value="0.3632">
            <text:p>0.3632</text:p>
          </table:table-cell>
        </table:table-row>
        <table:table-row table:style-name="ro1">
          <table:table-cell office:value-type="string">
            <text:p>authority/clustering</text:p>
          </table:table-cell>
          <table:table-cell office:value-type="float" office:value="0.7561">
            <text:p>0.7561</text:p>
          </table:table-cell>
          <table:table-cell office:value-type="float" office:value="0.5764">
            <text:p>0.5764</text:p>
          </table:table-cell>
        </table:table-row>
        <table:table-row table:style-name="ro1">
          <table:table-cell office:value-type="string">
            <text:p>authority/final_term_score</text:p>
          </table:table-cell>
          <table:table-cell office:value-type="float" office:value="-0.5159">
            <text:p>-0.5159</text:p>
          </table:table-cell>
          <table:table-cell office:value-type="float" office:value="-0.4118">
            <text:p>-0.4118</text:p>
          </table:table-cell>
        </table:table-row>
        <table:table-row table:style-name="ro1">
          <table:table-cell office:value-type="string">
            <text:p>authority/interaction_count</text:p>
          </table:table-cell>
          <table:table-cell office:value-type="float" office:value="-0.5184">
            <text:p>-0.5184</text:p>
          </table:table-cell>
          <table:table-cell office:value-type="float" office:value="-0.3781">
            <text:p>-0.3781</text:p>
          </table:table-cell>
        </table:table-row>
        <table:table-row table:style-name="ro2">
          <table:table-cell office:value-type="string">
            <text:p>betweenesscentrality/closnesscentrality</text:p>
          </table:table-cell>
          <table:table-cell office:value-type="float" office:value="-0.5027">
            <text:p>-0.5027</text:p>
          </table:table-cell>
          <table:table-cell office:value-type="float" office:value="-0.367">
            <text:p>-0.367</text:p>
          </table:table-cell>
        </table:table-row>
        <table:table-row table:style-name="ro2">
          <table:table-cell office:value-type="string">
            <text:p>closnesscentrality/statuses_count</text:p>
          </table:table-cell>
          <table:table-cell office:value-type="float" office:value="-0.5159">
            <text:p>-0.5159</text:p>
          </table:table-cell>
          <table:table-cell office:value-type="float" office:value="-0.4118">
            <text:p>-0.4118</text:p>
          </table:table-cell>
        </table:table-row>
        <table:table-row table:style-name="ro2">
          <table:table-cell office:value-type="string">
            <text:p>closnesscentrality/followers_count</text:p>
          </table:table-cell>
          <table:table-cell office:value-type="float" office:value="0.3311">
            <text:p>0.3311</text:p>
          </table:table-cell>
          <table:table-cell office:value-type="float" office:value="0.2554">
            <text:p>0.2554</text:p>
          </table:table-cell>
        </table:table-row>
        <table:table-row table:style-name="ro2">
          <table:table-cell office:value-type="string">
            <text:p>closnesscentrality/eigencentrality</text:p>
          </table:table-cell>
          <table:table-cell office:value-type="float" office:value="-0.5311">
            <text:p>-0.5311</text:p>
          </table:table-cell>
          <table:table-cell office:value-type="float" office:value="-0.4324">
            <text:p>-0.4324</text:p>
          </table:table-cell>
        </table:table-row>
        <table:table-row table:style-name="ro2">
          <table:table-cell office:value-type="string">
            <text:p>closnesscentrality/clustering</text:p>
          </table:table-cell>
          <table:table-cell office:value-type="float" office:value="-0.3809">
            <text:p>-0.3809</text:p>
          </table:table-cell>
          <table:table-cell office:value-type="float" office:value="-0.2628">
            <text:p>-0.2628</text:p>
          </table:table-cell>
        </table:table-row>
        <table:table-row table:style-name="ro2">
          <table:table-cell office:value-type="string">
            <text:p>closnesscentrality/final_term_score</text:p>
          </table:table-cell>
          <table:table-cell office:value-type="float" office:value="-0.5693">
            <text:p>-0.5693</text:p>
          </table:table-cell>
          <table:table-cell office:value-type="float" office:value="-0.4267">
            <text:p>-0.4267</text:p>
          </table:table-cell>
        </table:table-row>
        <table:table-row table:style-name="ro2">
          <table:table-cell office:value-type="string">
            <text:p>closnesscentrality/interaction_count</text:p>
          </table:table-cell>
          <table:table-cell office:value-type="float" office:value="-0.4534">
            <text:p>-0.4534</text:p>
          </table:table-cell>
          <table:table-cell office:value-type="float" office:value="-0.3581">
            <text:p>-0.3581</text:p>
          </table:table-cell>
        </table:table-row>
        <table:table-row table:style-name="ro2">
          <table:table-cell office:value-type="string">
            <text:p>betweenesscentrality/statuses_count</text:p>
          </table:table-cell>
          <table:table-cell office:value-type="float" office:value="0.3033">
            <text:p>0.3033</text:p>
          </table:table-cell>
          <table:table-cell office:value-type="float" office:value="0.1833">
            <text:p>0.1833</text:p>
          </table:table-cell>
        </table:table-row>
        <table:table-row table:style-name="ro2">
          <table:table-cell office:value-type="string">
            <text:p>betweenesscentrality/followers_count</text:p>
          </table:table-cell>
          <table:table-cell office:value-type="float" office:value="0.102">
            <text:p>0.102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betweenesscentrality/eigencentrality</text:p>
          </table:table-cell>
          <table:table-cell office:value-type="float" office:value="0.0879">
            <text:p>0.0879</text:p>
          </table:table-cell>
          <table:table-cell office:value-type="float" office:value="0.0515">
            <text:p>0.0515</text:p>
          </table:table-cell>
        </table:table-row>
        <table:table-row table:style-name="ro2">
          <table:table-cell office:value-type="string">
            <text:p>betweenesscentrality/clustering</text:p>
          </table:table-cell>
          <table:table-cell office:value-type="float" office:value="0.3033">
            <text:p>0.3033</text:p>
          </table:table-cell>
          <table:table-cell office:value-type="float" office:value="0.1833">
            <text:p>0.1833</text:p>
          </table:table-cell>
        </table:table-row>
        <table:table-row table:style-name="ro2">
          <table:table-cell office:value-type="string">
            <text:p>betweenesscentrality/final_term_score</text:p>
          </table:table-cell>
          <table:table-cell office:value-type="float" office:value="-0.2547">
            <text:p>-0.2547</text:p>
          </table:table-cell>
          <table:table-cell office:value-type="float" office:value="-0.152">
            <text:p>-0.152</text:p>
          </table:table-cell>
        </table:table-row>
        <table:table-row table:style-name="ro2">
          <table:table-cell office:value-type="string">
            <text:p>betweenesscentrality/interaction_count</text:p>
          </table:table-cell>
          <table:table-cell office:value-type="float" office:value="0.2698">
            <text:p>0.2698</text:p>
          </table:table-cell>
          <table:table-cell office:value-type="float" office:value="0.1614">
            <text:p>0.1614</text:p>
          </table:table-cell>
        </table:table-row>
        <table:table-row table:style-name="ro1">
          <table:table-cell office:value-type="string">
            <text:p>followers_count/statuses_count</text:p>
          </table:table-cell>
          <table:table-cell office:value-type="float" office:value="0.01">
            <text:p>0.01</text:p>
          </table:table-cell>
          <table:table-cell office:value-type="float" office:value="0.0054">
            <text:p>0.0054</text:p>
          </table:table-cell>
        </table:table-row>
        <table:table-row table:style-name="ro2">
          <table:table-cell office:value-type="string">
            <text:p>eigencentrality/statuses_count</text:p>
          </table:table-cell>
          <table:table-cell office:value-type="float" office:value="0.113">
            <text:p>0.113</text:p>
          </table:table-cell>
          <table:table-cell office:value-type="float" office:value="0.0674">
            <text:p>0.0674</text:p>
          </table:table-cell>
        </table:table-row>
        <table:table-row table:style-name="ro1">
          <table:table-cell office:value-type="string">
            <text:p>clustering/statuses_count</text:p>
          </table:table-cell>
          <table:table-cell office:value-type="float" office:value="0.3122">
            <text:p>0.3122</text:p>
          </table:table-cell>
          <table:table-cell office:value-type="float" office:value="0.1888">
            <text:p>0.1888</text:p>
          </table:table-cell>
        </table:table-row>
        <table:table-row table:style-name="ro1">
          <table:table-cell office:value-type="string">
            <text:p>final_term_score/statuses_count</text:p>
          </table:table-cell>
          <table:table-cell office:value-type="float" office:value="-0.0333">
            <text:p>-0.0333</text:p>
          </table:table-cell>
          <table:table-cell office:value-type="float" office:value="-0.0206">
            <text:p>-0.0206</text:p>
          </table:table-cell>
        </table:table-row>
        <table:table-row table:style-name="ro1">
          <table:table-cell office:value-type="string">
            <text:p>interaction_count/statuses_count</text:p>
          </table:table-cell>
          <table:table-cell office:value-type="float" office:value="0.7465">
            <text:p>0.7465</text:p>
          </table:table-cell>
          <table:table-cell office:value-type="float" office:value="0.5564">
            <text:p>0.5564</text:p>
          </table:table-cell>
        </table:table-row>
        <table:table-row table:style-name="ro2">
          <table:table-cell office:value-type="string">
            <text:p>eigencentrality/followers_count</text:p>
          </table:table-cell>
          <table:table-cell office:value-type="float" office:value="0.7033">
            <text:p>0.7033</text:p>
          </table:table-cell>
          <table:table-cell office:value-type="float" office:value="0.5185">
            <text:p>0.5185</text:p>
          </table:table-cell>
        </table:table-row>
        <table:table-row table:style-name="ro1">
          <table:table-cell office:value-type="string">
            <text:p>clustering/followers_count</text:p>
          </table:table-cell>
          <table:table-cell office:value-type="float" office:value="0.6644">
            <text:p>0.6644</text:p>
          </table:table-cell>
          <table:table-cell office:value-type="float" office:value="0.4808">
            <text:p>0.4808</text:p>
          </table:table-cell>
        </table:table-row>
        <table:table-row table:style-name="ro1">
          <table:table-cell office:value-type="string">
            <text:p>final_term_score/followers_count</text:p>
          </table:table-cell>
          <table:table-cell office:value-type="float" office:value="0.7465">
            <text:p>0.7465</text:p>
          </table:table-cell>
          <table:table-cell office:value-type="float" office:value="0.5564">
            <text:p>0.5564</text:p>
          </table:table-cell>
        </table:table-row>
        <table:table-row table:style-name="ro1">
          <table:table-cell office:value-type="string">
            <text:p>followers_count/interaction_count</text:p>
          </table:table-cell>
          <table:table-cell office:value-type="float" office:value="-0.4583">
            <text:p>-0.4583</text:p>
          </table:table-cell>
          <table:table-cell office:value-type="float" office:value="-0.3116">
            <text:p>-0.3116</text:p>
          </table:table-cell>
        </table:table-row>
        <table:table-row table:style-name="ro2">
          <table:table-cell office:value-type="string">
            <text:p>clustering/eigencentrality</text:p>
          </table:table-cell>
          <table:table-cell office:value-type="float" office:value="0.6852">
            <text:p>0.6852</text:p>
          </table:table-cell>
          <table:table-cell office:value-type="float" office:value="0.4989">
            <text:p>0.4989</text:p>
          </table:table-cell>
        </table:table-row>
        <table:table-row table:style-name="ro2">
          <table:table-cell office:value-type="string">
            <text:p>eigencentrality/final_term_score</text:p>
          </table:table-cell>
          <table:table-cell office:value-type="float" office:value="0.4316">
            <text:p>0.4316</text:p>
          </table:table-cell>
          <table:table-cell office:value-type="float" office:value="0.2953">
            <text:p>0.2953</text:p>
          </table:table-cell>
        </table:table-row>
        <table:table-row table:style-name="ro2">
          <table:table-cell office:value-type="string">
            <text:p>eigencentrality/interaction_count</text:p>
          </table:table-cell>
          <table:table-cell office:value-type="float" office:value="0.6155">
            <text:p>0.6155</text:p>
          </table:table-cell>
          <table:table-cell office:value-type="float" office:value="0.4406">
            <text:p>0.4406</text:p>
          </table:table-cell>
        </table:table-row>
        <table:table-row table:style-name="ro1">
          <table:table-cell office:value-type="string">
            <text:p>clustering/final_term_score</text:p>
          </table:table-cell>
          <table:table-cell office:value-type="float" office:value="0.6995">
            <text:p>0.6995</text:p>
          </table:table-cell>
          <table:table-cell office:value-type="float" office:value="0.5123">
            <text:p>0.5123</text:p>
          </table:table-cell>
        </table:table-row>
        <table:table-row table:style-name="ro1">
          <table:table-cell office:value-type="string">
            <text:p>clustering/interaction_count</text:p>
          </table:table-cell>
          <table:table-cell office:value-type="float" office:value="-0.4738">
            <text:p>-0.4738</text:p>
          </table:table-cell>
          <table:table-cell office:value-type="float" office:value="-0.3479">
            <text:p>-0.3479</text:p>
          </table:table-cell>
        </table:table-row>
        <table:table-row table:style-name="ro1">
          <table:table-cell office:value-type="string">
            <text:p>final_term_score/interaction_count</text:p>
          </table:table-cell>
          <table:table-cell office:value-type="float" office:value="0.2099">
            <text:p>0.2099</text:p>
          </table:table-cell>
          <table:table-cell office:value-type="float" office:value="0.1251">
            <text:p>0.1251</text:p>
          </table:table-cell>
        </table:table-row>
      </table:table>
      <table:table table:name="Group 315 CPC (36)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2">
          <table:table-cell office:value-type="string">
            <text:p>indegree/klout_score</text:p>
          </table:table-cell>
          <table:table-cell office:value-type="float" office:value="-0.1658">
            <text:p>-0.1658</text:p>
          </table:table-cell>
          <table:table-cell office:value-type="float" office:value="-0.0984">
            <text:p>-0.0984</text:p>
          </table:table-cell>
        </table:table-row>
        <table:table-row table:style-name="ro2">
          <table:table-cell office:value-type="string">
            <text:p>indegree/kred_influence</text:p>
          </table:table-cell>
          <table:table-cell office:value-type="float" office:value="0.6059">
            <text:p>0.6059</text:p>
          </table:table-cell>
          <table:table-cell office:value-type="float" office:value="0.4159">
            <text:p>0.4159</text:p>
          </table:table-cell>
        </table:table-row>
        <table:table-row table:style-name="ro2">
          <table:table-cell office:value-type="string">
            <text:p>authority/indegree</text:p>
          </table:table-cell>
          <table:table-cell office:value-type="float" office:value="0.0726">
            <text:p>0.0726</text:p>
          </table:table-cell>
          <table:table-cell office:value-type="float" office:value="0.1222">
            <text:p>0.1222</text:p>
          </table:table-cell>
        </table:table-row>
        <table:table-row table:style-name="ro2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8444">
            <text:p>0.8444</text:p>
          </table:table-cell>
        </table:table-row>
        <table:table-row table:style-name="ro2">
          <table:table-cell office:value-type="string">
            <text:p>betweenesscentrality/indegree</text:p>
          </table:table-cell>
          <table:table-cell office:value-type="float" office:value="-0.1658">
            <text:p>-0.1658</text:p>
          </table:table-cell>
          <table:table-cell office:value-type="float" office:value="-0.0984">
            <text:p>-0.0984</text:p>
          </table:table-cell>
        </table:table-row>
        <table:table-row table:style-name="ro2">
          <table:table-cell office:value-type="string">
            <text:p>indegree/statuses_count</text:p>
          </table:table-cell>
          <table:table-cell office:value-type="float" office:value="0.6059">
            <text:p>0.6059</text:p>
          </table:table-cell>
          <table:table-cell office:value-type="float" office:value="0.4159">
            <text:p>0.4159</text:p>
          </table:table-cell>
        </table:table-row>
        <table:table-row table:style-name="ro2">
          <table:table-cell office:value-type="string">
            <text:p>followers_count/indegree</text:p>
          </table:table-cell>
          <table:table-cell office:value-type="float" office:value="-0.7902">
            <text:p>-0.7902</text:p>
          </table:table-cell>
          <table:table-cell office:value-type="float" office:value="-0.573">
            <text:p>-0.573</text:p>
          </table:table-cell>
        </table:table-row>
        <table:table-row table:style-name="ro2">
          <table:table-cell office:value-type="string">
            <text:p>eigencentrality/indegree</text:p>
          </table:table-cell>
          <table:table-cell office:value-type="float" office:value="-0.0348">
            <text:p>-0.0348</text:p>
          </table:table-cell>
          <table:table-cell office:value-type="float" office:value="-0.0381">
            <text:p>-0.0381</text:p>
          </table:table-cell>
        </table:table-row>
        <table:table-row table:style-name="ro2">
          <table:table-cell office:value-type="string">
            <text:p>clustering/indegree</text:p>
          </table:table-cell>
          <table:table-cell office:value-type="float" office:value="-0.4546">
            <text:p>-0.4546</text:p>
          </table:table-cell>
          <table:table-cell office:value-type="float" office:value="-0.3222">
            <text:p>-0.3222</text:p>
          </table:table-cell>
        </table:table-row>
        <table:table-row table:style-name="ro2">
          <table:table-cell office:value-type="string">
            <text:p>final_term_score/indegree</text:p>
          </table:table-cell>
          <table:table-cell office:value-type="float" office:value="-0.7902">
            <text:p>-0.7902</text:p>
          </table:table-cell>
          <table:table-cell office:value-type="float" office:value="-0.573">
            <text:p>-0.573</text:p>
          </table:table-cell>
        </table:table-row>
        <table:table-row table:style-name="ro2">
          <table:table-cell office:value-type="string">
            <text:p>indegree/interaction_count</text:p>
          </table:table-cell>
          <table:table-cell office:value-type="float" office:value="0.5204">
            <text:p>0.5204</text:p>
          </table:table-cell>
          <table:table-cell office:value-type="float" office:value="0.3444">
            <text:p>0.3444</text:p>
          </table:table-cell>
        </table:table-row>
        <table:table-row table:style-name="ro2">
          <table:table-cell office:value-type="string">
            <text:p>klout_score/kred_influence</text:p>
          </table:table-cell>
          <table:table-cell office:value-type="float" office:value="0.1053">
            <text:p>0.1053</text:p>
          </table:table-cell>
          <table:table-cell office:value-type="float" office:value="0.0714">
            <text:p>0.0714</text:p>
          </table:table-cell>
        </table:table-row>
        <table:table-row table:style-name="ro2">
          <table:table-cell office:value-type="string">
            <text:p>authority/klout_score</text:p>
          </table:table-cell>
          <table:table-cell office:value-type="float" office:value="0.4727">
            <text:p>0.4727</text:p>
          </table:table-cell>
          <table:table-cell office:value-type="float" office:value="0.3079">
            <text:p>0.3079</text:p>
          </table:table-cell>
        </table:table-row>
        <table:table-row table:style-name="ro2">
          <table:table-cell office:value-type="string">
            <text:p>closnesscentrality/klout_score</text:p>
          </table:table-cell>
          <table:table-cell office:value-type="float" office:value="0.5204">
            <text:p>0.5204</text:p>
          </table:table-cell>
          <table:table-cell office:value-type="float" office:value="0.3444">
            <text:p>0.3444</text:p>
          </table:table-cell>
        </table:table-row>
        <table:table-row table:style-name="ro2">
          <table:table-cell office:value-type="string">
            <text:p>betweenesscentrality/klout_score</text:p>
          </table:table-cell>
          <table:table-cell office:value-type="float" office:value="-0.4632">
            <text:p>-0.4632</text:p>
          </table:table-cell>
          <table:table-cell office:value-type="float" office:value="-0.3444">
            <text:p>-0.3444</text:p>
          </table:table-cell>
        </table:table-row>
        <table:table-row table:style-name="ro2">
          <table:table-cell office:value-type="string">
            <text:p>klout_score/statuses_count</text:p>
          </table:table-cell>
          <table:table-cell office:value-type="float" office:value="0.6743">
            <text:p>0.6743</text:p>
          </table:table-cell>
          <table:table-cell office:value-type="float" office:value="0.4667">
            <text:p>0.4667</text:p>
          </table:table-cell>
        </table:table-row>
        <table:table-row table:style-name="ro2">
          <table:table-cell office:value-type="string">
            <text:p>followers_count/klout_score</text:p>
          </table:table-cell>
          <table:table-cell office:value-type="float" office:value="0.0342">
            <text:p>0.0342</text:p>
          </table:table-cell>
          <table:table-cell office:value-type="float" office:value="0.0413">
            <text:p>0.0413</text:p>
          </table:table-cell>
        </table:table-row>
        <table:table-row table:style-name="ro2">
          <table:table-cell office:value-type="string">
            <text:p>eigencentrality/klout_score</text:p>
          </table:table-cell>
          <table:table-cell office:value-type="float" office:value="0.9099">
            <text:p>0.9099</text:p>
          </table:table-cell>
          <table:table-cell office:value-type="float" office:value="0.7667">
            <text:p>0.7667</text:p>
          </table:table-cell>
        </table:table-row>
        <table:table-row table:style-name="ro2">
          <table:table-cell office:value-type="string">
            <text:p>clustering/klout_score</text:p>
          </table:table-cell>
          <table:table-cell office:value-type="float" office:value="0.6743">
            <text:p>0.6743</text:p>
          </table:table-cell>
          <table:table-cell office:value-type="float" office:value="0.4667">
            <text:p>0.4667</text:p>
          </table:table-cell>
        </table:table-row>
        <table:table-row table:style-name="ro2">
          <table:table-cell office:value-type="string">
            <text:p>final_term_score/klout_score</text:p>
          </table:table-cell>
          <table:table-cell office:value-type="float" office:value="-0.4957">
            <text:p>-0.4957</text:p>
          </table:table-cell>
          <table:table-cell office:value-type="float" office:value="-0.346">
            <text:p>-0.346</text:p>
          </table:table-cell>
        </table:table-row>
        <table:table-row table:style-name="ro2">
          <table:table-cell office:value-type="string">
            <text:p>interaction_count/klout_score</text:p>
          </table:table-cell>
          <table:table-cell office:value-type="float" office:value="0.4632">
            <text:p>0.4632</text:p>
          </table:table-cell>
          <table:table-cell office:value-type="float" office:value="0.3222">
            <text:p>0.3222</text:p>
          </table:table-cell>
        </table:table-row>
        <table:table-row table:style-name="ro2">
          <table:table-cell office:value-type="string">
            <text:p>authority/kred_influence</text:p>
          </table:table-cell>
          <table:table-cell office:value-type="float" office:value="0.7582">
            <text:p>0.7582</text:p>
          </table:table-cell>
          <table:table-cell office:value-type="float" office:value="0.5413">
            <text:p>0.5413</text:p>
          </table:table-cell>
        </table:table-row>
        <table:table-row table:style-name="ro2">
          <table:table-cell office:value-type="string">
            <text:p>closnesscentrality/kred_influence</text:p>
          </table:table-cell>
          <table:table-cell office:value-type="float" office:value="-0.0051">
            <text:p>-0.0051</text:p>
          </table:table-cell>
          <table:table-cell office:value-type="float" office:value="0.0381">
            <text:p>0.0381</text:p>
          </table:table-cell>
        </table:table-row>
        <table:table-row table:style-name="ro2">
          <table:table-cell office:value-type="string">
            <text:p>betweenesscentrality/kred_influence</text:p>
          </table:table-cell>
          <table:table-cell office:value-type="float" office:value="0.6977">
            <text:p>0.6977</text:p>
          </table:table-cell>
          <table:table-cell office:value-type="float" office:value="0.5159">
            <text:p>0.5159</text:p>
          </table:table-cell>
        </table:table-row>
        <table:table-row table:style-name="ro2">
          <table:table-cell office:value-type="string">
            <text:p>kred_influence/statuses_count</text:p>
          </table:table-cell>
          <table:table-cell office:value-type="float" office:value="0.7582">
            <text:p>0.7582</text:p>
          </table:table-cell>
          <table:table-cell office:value-type="float" office:value="0.5413">
            <text:p>0.5413</text:p>
          </table:table-cell>
        </table:table-row>
        <table:table-row table:style-name="ro2">
          <table:table-cell office:value-type="string">
            <text:p>followers_count/kred_influence</text:p>
          </table:table-cell>
          <table:table-cell office:value-type="float" office:value="-0.5336">
            <text:p>-0.5336</text:p>
          </table:table-cell>
          <table:table-cell office:value-type="float" office:value="-0.3619">
            <text:p>-0.3619</text:p>
          </table:table-cell>
        </table:table-row>
        <table:table-row table:style-name="ro2">
          <table:table-cell office:value-type="string">
            <text:p>eigencentrality/kred_influence</text:p>
          </table:table-cell>
          <table:table-cell office:value-type="float" office:value="0.6126">
            <text:p>0.6126</text:p>
          </table:table-cell>
          <table:table-cell office:value-type="float" office:value="0.4571">
            <text:p>0.4571</text:p>
          </table:table-cell>
        </table:table-row>
        <table:table-row table:style-name="ro2">
          <table:table-cell office:value-type="string">
            <text:p>clustering/kred_influence</text:p>
          </table:table-cell>
          <table:table-cell office:value-type="float" office:value="0.6913">
            <text:p>0.6913</text:p>
          </table:table-cell>
          <table:table-cell office:value-type="float" office:value="0.527">
            <text:p>0.527</text:p>
          </table:table-cell>
        </table:table-row>
        <table:table-row table:style-name="ro2">
          <table:table-cell office:value-type="string">
            <text:p>final_term_score/kred_influence</text:p>
          </table:table-cell>
          <table:table-cell office:value-type="float" office:value="0.9773">
            <text:p>0.9773</text:p>
          </table:table-cell>
          <table:table-cell office:value-type="float" office:value="0.8444">
            <text:p>0.8444</text:p>
          </table:table-cell>
        </table:table-row>
        <table:table-row table:style-name="ro2">
          <table:table-cell office:value-type="string">
            <text:p>interaction_count/kred_influence</text:p>
          </table:table-cell>
          <table:table-cell office:value-type="float" office:value="-0.1215">
            <text:p>-0.1215</text:p>
          </table:table-cell>
          <table:table-cell office:value-type="float" office:value="-0.0556">
            <text:p>-0.0556</text:p>
          </table:table-cell>
        </table:table-row>
        <table:table-row table:style-name="ro2">
          <table:table-cell office:value-type="string">
            <text:p>authority/closnesscentrality</text:p>
          </table:table-cell>
          <table:table-cell office:value-type="float" office:value="0.6374">
            <text:p>0.6374</text:p>
          </table:table-cell>
          <table:table-cell office:value-type="float" office:value="0.4698">
            <text:p>0.4698</text:p>
          </table:table-cell>
        </table:table-row>
        <table:table-row table:style-name="ro2">
          <table:table-cell office:value-type="string">
            <text:p>authority/betweenesscentrality</text:p>
          </table:table-cell>
          <table:table-cell office:value-type="float" office:value="0.9773">
            <text:p>0.9773</text:p>
          </table:table-cell>
          <table:table-cell office:value-type="float" office:value="0.8444">
            <text:p>0.8444</text:p>
          </table:table-cell>
        </table:table-row>
        <table:table-row table:style-name="ro1">
          <table:table-cell office:value-type="string">
            <text:p>authority/statuses_count</text:p>
          </table:table-cell>
          <table:table-cell office:value-type="float" office:value="-0.8089">
            <text:p>-0.8089</text:p>
          </table:table-cell>
          <table:table-cell office:value-type="float" office:value="-0.6111">
            <text:p>-0.6111</text:p>
          </table:table-cell>
        </table:table-row>
        <table:table-row table:style-name="ro1">
          <table:table-cell office:value-type="string">
            <text:p>authority/followers_count</text:p>
          </table:table-cell>
          <table:table-cell office:value-type="float" office:value="0.4858">
            <text:p>0.4858</text:p>
          </table:table-cell>
          <table:table-cell office:value-type="float" office:value="0.3333">
            <text:p>0.3333</text:p>
          </table:table-cell>
        </table:table-row>
        <table:table-row table:style-name="ro2">
          <table:table-cell office:value-type="string">
            <text:p>authority/eigencentrality</text:p>
          </table:table-cell>
          <table:table-cell office:value-type="float" office:value="0.7067">
            <text:p>0.7067</text:p>
          </table:table-cell>
          <table:table-cell office:value-type="float" office:value="0.519">
            <text:p>0.519</text:p>
          </table:table-cell>
        </table:table-row>
        <table:table-row table:style-name="ro1">
          <table:table-cell office:value-type="string">
            <text:p>authority/clustering</text:p>
          </table:table-cell>
          <table:table-cell office:value-type="float" office:value="0.7171">
            <text:p>0.7171</text:p>
          </table:table-cell>
          <table:table-cell office:value-type="float" office:value="0.5286">
            <text:p>0.5286</text:p>
          </table:table-cell>
        </table:table-row>
        <table:table-row table:style-name="ro1">
          <table:table-cell office:value-type="string">
            <text:p>authority/final_term_score</text:p>
          </table:table-cell>
          <table:table-cell office:value-type="float" office:value="0.4095">
            <text:p>0.4095</text:p>
          </table:table-cell>
          <table:table-cell office:value-type="float" office:value="0.2571">
            <text:p>0.2571</text:p>
          </table:table-cell>
        </table:table-row>
        <table:table-row table:style-name="ro1">
          <table:table-cell office:value-type="string">
            <text:p>authority/interaction_count</text:p>
          </table:table-cell>
          <table:table-cell office:value-type="float" office:value="-0.3329">
            <text:p>-0.3329</text:p>
          </table:table-cell>
          <table:table-cell office:value-type="float" office:value="-0.2286">
            <text:p>-0.2286</text:p>
          </table:table-cell>
        </table:table-row>
        <table:table-row table:style-name="ro2">
          <table:table-cell office:value-type="string">
            <text:p>betweenesscentrality/closnesscentrality</text:p>
          </table:table-cell>
          <table:table-cell office:value-type="float" office:value="0.0683">
            <text:p>0.0683</text:p>
          </table:table-cell>
          <table:table-cell office:value-type="float" office:value="0.0476">
            <text:p>0.0476</text:p>
          </table:table-cell>
        </table:table-row>
        <table:table-row table:style-name="ro2">
          <table:table-cell office:value-type="string">
            <text:p>closnesscentrality/statuses_count</text:p>
          </table:table-cell>
          <table:table-cell office:value-type="float" office:value="0.4095">
            <text:p>0.4095</text:p>
          </table:table-cell>
          <table:table-cell office:value-type="float" office:value="0.2571">
            <text:p>0.2571</text:p>
          </table:table-cell>
        </table:table-row>
        <table:table-row table:style-name="ro2">
          <table:table-cell office:value-type="string">
            <text:p>closnesscentrality/followers_count</text:p>
          </table:table-cell>
          <table:table-cell office:value-type="float" office:value="-0.3458">
            <text:p>-0.3458</text:p>
          </table:table-cell>
          <table:table-cell office:value-type="float" office:value="-0.2063">
            <text:p>-0.2063</text:p>
          </table:table-cell>
        </table:table-row>
        <table:table-row table:style-name="ro2">
          <table:table-cell office:value-type="string">
            <text:p>closnesscentrality/eigencentrality</text:p>
          </table:table-cell>
          <table:table-cell office:value-type="float" office:value="-0.2832">
            <text:p>-0.2832</text:p>
          </table:table-cell>
          <table:table-cell office:value-type="float" office:value="-0.1937">
            <text:p>-0.1937</text:p>
          </table:table-cell>
        </table:table-row>
        <table:table-row table:style-name="ro2">
          <table:table-cell office:value-type="string">
            <text:p>closnesscentrality/clustering</text:p>
          </table:table-cell>
          <table:table-cell office:value-type="float" office:value="0.1521">
            <text:p>0.1521</text:p>
          </table:table-cell>
          <table:table-cell office:value-type="float" office:value="0.0857">
            <text:p>0.0857</text:p>
          </table:table-cell>
        </table:table-row>
        <table:table-row table:style-name="ro2">
          <table:table-cell office:value-type="string">
            <text:p>closnesscentrality/final_term_score</text:p>
          </table:table-cell>
          <table:table-cell office:value-type="float" office:value="0.0458">
            <text:p>0.0458</text:p>
          </table:table-cell>
          <table:table-cell office:value-type="float" office:value="0.0333">
            <text:p>0.0333</text:p>
          </table:table-cell>
        </table:table-row>
        <table:table-row table:style-name="ro2">
          <table:table-cell office:value-type="string">
            <text:p>closnesscentrality/interaction_count</text:p>
          </table:table-cell>
          <table:table-cell office:value-type="float" office:value="0.4602">
            <text:p>0.4602</text:p>
          </table:table-cell>
          <table:table-cell office:value-type="float" office:value="0.2968">
            <text:p>0.2968</text:p>
          </table:table-cell>
        </table:table-row>
        <table:table-row table:style-name="ro2">
          <table:table-cell office:value-type="string">
            <text:p>betweenesscentrality/statuses_count</text:p>
          </table:table-cell>
          <table:table-cell office:value-type="float" office:value="0.2015">
            <text:p>0.2015</text:p>
          </table:table-cell>
          <table:table-cell office:value-type="float" office:value="0.1302">
            <text:p>0.1302</text:p>
          </table:table-cell>
        </table:table-row>
        <table:table-row table:style-name="ro2">
          <table:table-cell office:value-type="string">
            <text:p>betweenesscentrality/followers_count</text:p>
          </table:table-cell>
          <table:table-cell office:value-type="float" office:value="0.0015">
            <text:p>0.0015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string">
            <text:p>betweenesscentrality/eigencentrality</text:p>
          </table:table-cell>
          <table:table-cell office:value-type="float" office:value="0.3599">
            <text:p>0.3599</text:p>
          </table:table-cell>
          <table:table-cell office:value-type="float" office:value="0.2365">
            <text:p>0.2365</text:p>
          </table:table-cell>
        </table:table-row>
        <table:table-row table:style-name="ro2">
          <table:table-cell office:value-type="string">
            <text:p>betweenesscentrality/clustering</text:p>
          </table:table-cell>
          <table:table-cell office:value-type="float" office:value="0.2015">
            <text:p>0.2015</text:p>
          </table:table-cell>
          <table:table-cell office:value-type="float" office:value="0.1302">
            <text:p>0.1302</text:p>
          </table:table-cell>
        </table:table-row>
        <table:table-row table:style-name="ro2">
          <table:table-cell office:value-type="string">
            <text:p>betweenesscentrality/final_term_score</text:p>
          </table:table-cell>
          <table:table-cell office:value-type="float" office:value="-0.0656">
            <text:p>-0.0656</text:p>
          </table:table-cell>
          <table:table-cell office:value-type="float" office:value="-0.0397">
            <text:p>-0.0397</text:p>
          </table:table-cell>
        </table:table-row>
        <table:table-row table:style-name="ro2">
          <table:table-cell office:value-type="string">
            <text:p>betweenesscentrality/interaction_count</text:p>
          </table:table-cell>
          <table:table-cell office:value-type="float" office:value="0.2645">
            <text:p>0.2645</text:p>
          </table:table-cell>
          <table:table-cell office:value-type="float" office:value="0.1857">
            <text:p>0.1857</text:p>
          </table:table-cell>
        </table:table-row>
        <table:table-row table:style-name="ro1">
          <table:table-cell office:value-type="string">
            <text:p>followers_count/statuses_count</text:p>
          </table:table-cell>
          <table:table-cell office:value-type="float" office:value="0.2163">
            <text:p>0.2163</text:p>
          </table:table-cell>
          <table:table-cell office:value-type="float" office:value="0.1556">
            <text:p>0.1556</text:p>
          </table:table-cell>
        </table:table-row>
        <table:table-row table:style-name="ro2">
          <table:table-cell office:value-type="string">
            <text:p>eigencentrality/statuses_count</text:p>
          </table:table-cell>
          <table:table-cell office:value-type="float" office:value="0.076">
            <text:p>0.076</text:p>
          </table:table-cell>
          <table:table-cell office:value-type="float" office:value="0.0413">
            <text:p>0.0413</text:p>
          </table:table-cell>
        </table:table-row>
        <table:table-row table:style-name="ro1">
          <table:table-cell office:value-type="string">
            <text:p>clustering/statuses_count</text:p>
          </table:table-cell>
          <table:table-cell office:value-type="float" office:value="0.2111">
            <text:p>0.2111</text:p>
          </table:table-cell>
          <table:table-cell office:value-type="float" office:value="0.1349">
            <text:p>0.1349</text:p>
          </table:table-cell>
        </table:table-row>
        <table:table-row table:style-name="ro1">
          <table:table-cell office:value-type="string">
            <text:p>final_term_score/statuses_count</text:p>
          </table:table-cell>
          <table:table-cell office:value-type="float" office:value="0.059">
            <text:p>0.059</text:p>
          </table:table-cell>
          <table:table-cell office:value-type="float" office:value="0.0413">
            <text:p>0.0413</text:p>
          </table:table-cell>
        </table:table-row>
        <table:table-row table:style-name="ro1">
          <table:table-cell office:value-type="string">
            <text:p>interaction_count/statuses_cou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eigencentrality/followers_count</text:p>
          </table:table-cell>
          <table:table-cell table:number-columns-repeated="2"/>
        </table:table-row>
        <table:table-row table:style-name="ro1">
          <table:table-cell office:value-type="string">
            <text:p>clustering/followers_count</text:p>
          </table:table-cell>
          <table:table-cell table:number-columns-repeated="2"/>
        </table:table-row>
        <table:table-row table:style-name="ro1">
          <table:table-cell office:value-type="string">
            <text:p>final_term_score/followers_count</text:p>
          </table:table-cell>
          <table:table-cell table:number-columns-repeated="2"/>
        </table:table-row>
        <table:table-row table:style-name="ro1">
          <table:table-cell office:value-type="string">
            <text:p>followers_count/interaction_count</text:p>
          </table:table-cell>
          <table:table-cell table:number-columns-repeated="2"/>
        </table:table-row>
        <table:table-row table:style-name="ro2">
          <table:table-cell office:value-type="string">
            <text:p>clustering/eigencentrality</text:p>
          </table:table-cell>
          <table:table-cell table:number-columns-repeated="2"/>
        </table:table-row>
        <table:table-row table:style-name="ro2">
          <table:table-cell office:value-type="string">
            <text:p>eigencentrality/final_term_score</text:p>
          </table:table-cell>
          <table:table-cell table:number-columns-repeated="2"/>
        </table:table-row>
        <table:table-row table:style-name="ro2">
          <table:table-cell office:value-type="string">
            <text:p>eigencentrality/interaction_count</text:p>
          </table:table-cell>
          <table:table-cell table:number-columns-repeated="2"/>
        </table:table-row>
        <table:table-row table:style-name="ro1">
          <table:table-cell office:value-type="string">
            <text:p>clustering/final_term_score</text:p>
          </table:table-cell>
          <table:table-cell table:number-columns-repeated="2"/>
        </table:table-row>
        <table:table-row table:style-name="ro1">
          <table:table-cell office:value-type="string">
            <text:p>clustering/interaction_count</text:p>
          </table:table-cell>
          <table:table-cell table:number-columns-repeated="2"/>
        </table:table-row>
        <table:table-row table:style-name="ro1">
          <table:table-cell office:value-type="string">
            <text:p>final_term_score/interaction_count</text:p>
          </table:table-cell>
          <table:table-cell table:number-columns-repeated="2"/>
        </table:table-row>
      </table:table>
      <table:table table:name="Group 320 CPC (102)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2">
          <table:table-cell office:value-type="string">
            <text:p>indegree/klout_score</text:p>
          </table:table-cell>
          <table:table-cell office:value-type="float" office:value="0.6487">
            <text:p>0.6487</text:p>
          </table:table-cell>
          <table:table-cell office:value-type="float" office:value="0.4719">
            <text:p>0.4719</text:p>
          </table:table-cell>
        </table:table-row>
        <table:table-row table:style-name="ro2">
          <table:table-cell office:value-type="string">
            <text:p>indegree/kred_influence</text:p>
          </table:table-cell>
          <table:table-cell office:value-type="float" office:value="0.7096">
            <text:p>0.7096</text:p>
          </table:table-cell>
          <table:table-cell office:value-type="float" office:value="0.5226">
            <text:p>0.5226</text:p>
          </table:table-cell>
        </table:table-row>
        <table:table-row table:style-name="ro2">
          <table:table-cell office:value-type="string">
            <text:p>authority/indegree</text:p>
          </table:table-cell>
          <table:table-cell office:value-type="float" office:value="0.7587">
            <text:p>0.7587</text:p>
          </table:table-cell>
          <table:table-cell office:value-type="float" office:value="0.582">
            <text:p>0.582</text:p>
          </table:table-cell>
        </table:table-row>
        <table:table-row table:style-name="ro2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8327">
            <text:p>0.8327</text:p>
          </table:table-cell>
        </table:table-row>
        <table:table-row table:style-name="ro2">
          <table:table-cell office:value-type="string">
            <text:p>betweenesscentrality/indegree</text:p>
          </table:table-cell>
          <table:table-cell office:value-type="float" office:value="0.6487">
            <text:p>0.6487</text:p>
          </table:table-cell>
          <table:table-cell office:value-type="float" office:value="0.4719">
            <text:p>0.4719</text:p>
          </table:table-cell>
        </table:table-row>
        <table:table-row table:style-name="ro2">
          <table:table-cell office:value-type="string">
            <text:p>indegree/statuses_count</text:p>
          </table:table-cell>
          <table:table-cell office:value-type="float" office:value="0.7096">
            <text:p>0.7096</text:p>
          </table:table-cell>
          <table:table-cell office:value-type="float" office:value="0.5226">
            <text:p>0.5226</text:p>
          </table:table-cell>
        </table:table-row>
        <table:table-row table:style-name="ro2">
          <table:table-cell office:value-type="string">
            <text:p>followers_count/indegree</text:p>
          </table:table-cell>
          <table:table-cell office:value-type="float" office:value="-0.0638">
            <text:p>-0.0638</text:p>
          </table:table-cell>
          <table:table-cell office:value-type="float" office:value="-0.0518">
            <text:p>-0.0518</text:p>
          </table:table-cell>
        </table:table-row>
        <table:table-row table:style-name="ro2">
          <table:table-cell office:value-type="string">
            <text:p>eigencentrality/indegree</text:p>
          </table:table-cell>
          <table:table-cell office:value-type="float" office:value="-0.2184">
            <text:p>-0.2184</text:p>
          </table:table-cell>
          <table:table-cell office:value-type="float" office:value="-0.1559">
            <text:p>-0.1559</text:p>
          </table:table-cell>
        </table:table-row>
        <table:table-row table:style-name="ro2">
          <table:table-cell office:value-type="string">
            <text:p>clustering/indegree</text:p>
          </table:table-cell>
          <table:table-cell office:value-type="float" office:value="-0.1124">
            <text:p>-0.1124</text:p>
          </table:table-cell>
          <table:table-cell office:value-type="float" office:value="-0.0819">
            <text:p>-0.0819</text:p>
          </table:table-cell>
        </table:table-row>
        <table:table-row table:style-name="ro2">
          <table:table-cell office:value-type="string">
            <text:p>final_term_score/indegree</text:p>
          </table:table-cell>
          <table:table-cell office:value-type="float" office:value="-0.0638">
            <text:p>-0.0638</text:p>
          </table:table-cell>
          <table:table-cell office:value-type="float" office:value="-0.0518">
            <text:p>-0.0518</text:p>
          </table:table-cell>
        </table:table-row>
        <table:table-row table:style-name="ro2">
          <table:table-cell office:value-type="string">
            <text:p>indegree/interaction_count</text:p>
          </table:table-cell>
          <table:table-cell office:value-type="float" office:value="0.7044">
            <text:p>0.7044</text:p>
          </table:table-cell>
          <table:table-cell office:value-type="float" office:value="0.469">
            <text:p>0.469</text:p>
          </table:table-cell>
        </table:table-row>
        <table:table-row table:style-name="ro2">
          <table:table-cell office:value-type="string">
            <text:p>klout_score/kred_influence</text:p>
          </table:table-cell>
          <table:table-cell office:value-type="float" office:value="0.412">
            <text:p>0.412</text:p>
          </table:table-cell>
          <table:table-cell office:value-type="float" office:value="0.2646">
            <text:p>0.2646</text:p>
          </table:table-cell>
        </table:table-row>
        <table:table-row table:style-name="ro2">
          <table:table-cell office:value-type="string">
            <text:p>authority/klout_score</text:p>
          </table:table-cell>
          <table:table-cell office:value-type="float" office:value="0.4559">
            <text:p>0.4559</text:p>
          </table:table-cell>
          <table:table-cell office:value-type="float" office:value="0.2945">
            <text:p>0.2945</text:p>
          </table:table-cell>
        </table:table-row>
        <table:table-row table:style-name="ro2">
          <table:table-cell office:value-type="string">
            <text:p>closnesscentrality/klout_score</text:p>
          </table:table-cell>
          <table:table-cell office:value-type="float" office:value="0.7044">
            <text:p>0.7044</text:p>
          </table:table-cell>
          <table:table-cell office:value-type="float" office:value="0.469">
            <text:p>0.469</text:p>
          </table:table-cell>
        </table:table-row>
        <table:table-row table:style-name="ro2">
          <table:table-cell office:value-type="string">
            <text:p>betweenesscentrality/klout_score</text:p>
          </table:table-cell>
          <table:table-cell office:value-type="float" office:value="0.1">
            <text:p>0.1</text:p>
          </table:table-cell>
          <table:table-cell office:value-type="float" office:value="0.0569">
            <text:p>0.0569</text:p>
          </table:table-cell>
        </table:table-row>
        <table:table-row table:style-name="ro2">
          <table:table-cell office:value-type="string">
            <text:p>klout_score/statuses_count</text:p>
          </table:table-cell>
          <table:table-cell office:value-type="float" office:value="0.5603">
            <text:p>0.5603</text:p>
          </table:table-cell>
          <table:table-cell office:value-type="float" office:value="0.3929">
            <text:p>0.3929</text:p>
          </table:table-cell>
        </table:table-row>
        <table:table-row table:style-name="ro2">
          <table:table-cell office:value-type="string">
            <text:p>followers_count/klout_score</text:p>
          </table:table-cell>
          <table:table-cell office:value-type="float" office:value="0.6149">
            <text:p>0.6149</text:p>
          </table:table-cell>
          <table:table-cell office:value-type="float" office:value="0.4446">
            <text:p>0.4446</text:p>
          </table:table-cell>
        </table:table-row>
        <table:table-row table:style-name="ro2">
          <table:table-cell office:value-type="string">
            <text:p>eigencentrality/klout_score</text:p>
          </table:table-cell>
          <table:table-cell office:value-type="float" office:value="0.817">
            <text:p>0.817</text:p>
          </table:table-cell>
          <table:table-cell office:value-type="float" office:value="0.6238">
            <text:p>0.6238</text:p>
          </table:table-cell>
        </table:table-row>
        <table:table-row table:style-name="ro2">
          <table:table-cell office:value-type="string">
            <text:p>clustering/klout_score</text:p>
          </table:table-cell>
          <table:table-cell office:value-type="float" office:value="0.5603">
            <text:p>0.5603</text:p>
          </table:table-cell>
          <table:table-cell office:value-type="float" office:value="0.3929">
            <text:p>0.3929</text:p>
          </table:table-cell>
        </table:table-row>
        <table:table-row table:style-name="ro2">
          <table:table-cell office:value-type="string">
            <text:p>final_term_score/klout_score</text:p>
          </table:table-cell>
          <table:table-cell office:value-type="float" office:value="-0.0495">
            <text:p>-0.0495</text:p>
          </table:table-cell>
          <table:table-cell office:value-type="float" office:value="-0.0373">
            <text:p>-0.0373</text:p>
          </table:table-cell>
        </table:table-row>
        <table:table-row table:style-name="ro2">
          <table:table-cell office:value-type="string">
            <text:p>interaction_count/klout_score</text:p>
          </table:table-cell>
          <table:table-cell office:value-type="float" office:value="0.3376">
            <text:p>0.3376</text:p>
          </table:table-cell>
          <table:table-cell office:value-type="float" office:value="0.2205">
            <text:p>0.2205</text:p>
          </table:table-cell>
        </table:table-row>
        <table:table-row table:style-name="ro2">
          <table:table-cell office:value-type="string">
            <text:p>authority/kred_influence</text:p>
          </table:table-cell>
          <table:table-cell office:value-type="float" office:value="0.7445">
            <text:p>0.7445</text:p>
          </table:table-cell>
          <table:table-cell office:value-type="float" office:value="0.5467">
            <text:p>0.5467</text:p>
          </table:table-cell>
        </table:table-row>
        <table:table-row table:style-name="ro2">
          <table:table-cell office:value-type="string">
            <text:p>closnesscentrality/kred_influence</text:p>
          </table:table-cell>
          <table:table-cell office:value-type="float" office:value="0.7191">
            <text:p>0.7191</text:p>
          </table:table-cell>
          <table:table-cell office:value-type="float" office:value="0.5498">
            <text:p>0.5498</text:p>
          </table:table-cell>
        </table:table-row>
        <table:table-row table:style-name="ro2">
          <table:table-cell office:value-type="string">
            <text:p>betweenesscentrality/kred_influence</text:p>
          </table:table-cell>
          <table:table-cell office:value-type="float" office:value="0.8098">
            <text:p>0.8098</text:p>
          </table:table-cell>
          <table:table-cell office:value-type="float" office:value="0.6086">
            <text:p>0.6086</text:p>
          </table:table-cell>
        </table:table-row>
        <table:table-row table:style-name="ro2">
          <table:table-cell office:value-type="string">
            <text:p>kred_influence/statuses_count</text:p>
          </table:table-cell>
          <table:table-cell office:value-type="float" office:value="0.7445">
            <text:p>0.7445</text:p>
          </table:table-cell>
          <table:table-cell office:value-type="float" office:value="0.5467">
            <text:p>0.5467</text:p>
          </table:table-cell>
        </table:table-row>
        <table:table-row table:style-name="ro2">
          <table:table-cell office:value-type="string">
            <text:p>followers_count/kred_influence</text:p>
          </table:table-cell>
          <table:table-cell office:value-type="float" office:value="-0.1522">
            <text:p>-0.1522</text:p>
          </table:table-cell>
          <table:table-cell office:value-type="float" office:value="-0.1107">
            <text:p>-0.1107</text:p>
          </table:table-cell>
        </table:table-row>
        <table:table-row table:style-name="ro2">
          <table:table-cell office:value-type="string">
            <text:p>eigencentrality/kred_influence</text:p>
          </table:table-cell>
          <table:table-cell office:value-type="float" office:value="0.5249">
            <text:p>0.5249</text:p>
          </table:table-cell>
          <table:table-cell office:value-type="float" office:value="0.3504">
            <text:p>0.3504</text:p>
          </table:table-cell>
        </table:table-row>
        <table:table-row table:style-name="ro2">
          <table:table-cell office:value-type="string">
            <text:p>clustering/kred_influence</text:p>
          </table:table-cell>
          <table:table-cell office:value-type="float" office:value="0.661">
            <text:p>0.661</text:p>
          </table:table-cell>
          <table:table-cell office:value-type="float" office:value="0.477">
            <text:p>0.477</text:p>
          </table:table-cell>
        </table:table-row>
        <table:table-row table:style-name="ro2">
          <table:table-cell office:value-type="string">
            <text:p>final_term_score/kred_influence</text:p>
          </table:table-cell>
          <table:table-cell office:value-type="float" office:value="0.9615">
            <text:p>0.9615</text:p>
          </table:table-cell>
          <table:table-cell office:value-type="float" office:value="0.7919">
            <text:p>0.7919</text:p>
          </table:table-cell>
        </table:table-row>
        <table:table-row table:style-name="ro2">
          <table:table-cell office:value-type="string">
            <text:p>interaction_count/kred_influence</text:p>
          </table:table-cell>
          <table:table-cell office:value-type="float" office:value="0.6177">
            <text:p>0.6177</text:p>
          </table:table-cell>
          <table:table-cell office:value-type="float" office:value="0.4523">
            <text:p>0.4523</text:p>
          </table:table-cell>
        </table:table-row>
        <table:table-row table:style-name="ro2">
          <table:table-cell office:value-type="string">
            <text:p>authority/closnesscentrality</text:p>
          </table:table-cell>
          <table:table-cell office:value-type="float" office:value="0.6559">
            <text:p>0.6559</text:p>
          </table:table-cell>
          <table:table-cell office:value-type="float" office:value="0.4867">
            <text:p>0.4867</text:p>
          </table:table-cell>
        </table:table-row>
        <table:table-row table:style-name="ro2">
          <table:table-cell office:value-type="string">
            <text:p>authority/betweenesscentrality</text:p>
          </table:table-cell>
          <table:table-cell office:value-type="float" office:value="0.9615">
            <text:p>0.9615</text:p>
          </table:table-cell>
          <table:table-cell office:value-type="float" office:value="0.7919">
            <text:p>0.7919</text:p>
          </table:table-cell>
        </table:table-row>
        <table:table-row table:style-name="ro1">
          <table:table-cell office:value-type="string">
            <text:p>authority/statuses_count</text:p>
          </table:table-cell>
          <table:table-cell office:value-type="float" office:value="-0.039">
            <text:p>-0.039</text:p>
          </table:table-cell>
          <table:table-cell office:value-type="float" office:value="-0.0423">
            <text:p>-0.0423</text:p>
          </table:table-cell>
        </table:table-row>
        <table:table-row table:style-name="ro1">
          <table:table-cell office:value-type="string">
            <text:p>authority/followers_count</text:p>
          </table:table-cell>
          <table:table-cell office:value-type="float" office:value="0.6971">
            <text:p>0.6971</text:p>
          </table:table-cell>
          <table:table-cell office:value-type="float" office:value="0.4723">
            <text:p>0.4723</text:p>
          </table:table-cell>
        </table:table-row>
        <table:table-row table:style-name="ro2">
          <table:table-cell office:value-type="string">
            <text:p>authority/eigencentrality</text:p>
          </table:table-cell>
          <table:table-cell office:value-type="float" office:value="0.5932">
            <text:p>0.5932</text:p>
          </table:table-cell>
          <table:table-cell office:value-type="float" office:value="0.4304">
            <text:p>0.4304</text:p>
          </table:table-cell>
        </table:table-row>
        <table:table-row table:style-name="ro1">
          <table:table-cell office:value-type="string">
            <text:p>authority/clustering</text:p>
          </table:table-cell>
          <table:table-cell office:value-type="float" office:value="0.7073">
            <text:p>0.7073</text:p>
          </table:table-cell>
          <table:table-cell office:value-type="float" office:value="0.5267">
            <text:p>0.5267</text:p>
          </table:table-cell>
        </table:table-row>
        <table:table-row table:style-name="ro1">
          <table:table-cell office:value-type="string">
            <text:p>authority/final_term_score</text:p>
          </table:table-cell>
          <table:table-cell office:value-type="float" office:value="0.2055">
            <text:p>0.2055</text:p>
          </table:table-cell>
          <table:table-cell office:value-type="float" office:value="0.1151">
            <text:p>0.1151</text:p>
          </table:table-cell>
        </table:table-row>
        <table:table-row table:style-name="ro1">
          <table:table-cell office:value-type="string">
            <text:p>authority/interaction_count</text:p>
          </table:table-cell>
          <table:table-cell office:value-type="float" office:value="0.0747">
            <text:p>0.0747</text:p>
          </table:table-cell>
          <table:table-cell office:value-type="float" office:value="0.0487">
            <text:p>0.0487</text:p>
          </table:table-cell>
        </table:table-row>
        <table:table-row table:style-name="ro2">
          <table:table-cell office:value-type="string">
            <text:p>betweenesscentrality/closnesscentrality</text:p>
          </table:table-cell>
          <table:table-cell office:value-type="float" office:value="0.2052">
            <text:p>0.2052</text:p>
          </table:table-cell>
          <table:table-cell office:value-type="float" office:value="0.1268">
            <text:p>0.1268</text:p>
          </table:table-cell>
        </table:table-row>
        <table:table-row table:style-name="ro2">
          <table:table-cell office:value-type="string">
            <text:p>closnesscentrality/statuses_count</text:p>
          </table:table-cell>
          <table:table-cell office:value-type="float" office:value="0.2055">
            <text:p>0.2055</text:p>
          </table:table-cell>
          <table:table-cell office:value-type="float" office:value="0.1151">
            <text:p>0.1151</text:p>
          </table:table-cell>
        </table:table-row>
        <table:table-row table:style-name="ro2">
          <table:table-cell office:value-type="string">
            <text:p>closnesscentrality/followers_count</text:p>
          </table:table-cell>
          <table:table-cell office:value-type="float" office:value="0.3955">
            <text:p>0.3955</text:p>
          </table:table-cell>
          <table:table-cell office:value-type="float" office:value="0.2765">
            <text:p>0.2765</text:p>
          </table:table-cell>
        </table:table-row>
        <table:table-row table:style-name="ro2">
          <table:table-cell office:value-type="string">
            <text:p>closnesscentrality/eigencentrality</text:p>
          </table:table-cell>
          <table:table-cell office:value-type="float" office:value="0.105">
            <text:p>0.105</text:p>
          </table:table-cell>
          <table:table-cell office:value-type="float" office:value="0.0408">
            <text:p>0.0408</text:p>
          </table:table-cell>
        </table:table-row>
        <table:table-row table:style-name="ro2">
          <table:table-cell office:value-type="string">
            <text:p>closnesscentrality/clustering</text:p>
          </table:table-cell>
          <table:table-cell office:value-type="float" office:value="0.1999">
            <text:p>0.1999</text:p>
          </table:table-cell>
          <table:table-cell office:value-type="float" office:value="0.1196">
            <text:p>0.1196</text:p>
          </table:table-cell>
        </table:table-row>
        <table:table-row table:style-name="ro2">
          <table:table-cell office:value-type="string">
            <text:p>closnesscentrality/final_term_score</text:p>
          </table:table-cell>
          <table:table-cell office:value-type="float" office:value="0.1444">
            <text:p>0.1444</text:p>
          </table:table-cell>
          <table:table-cell office:value-type="float" office:value="0.0889">
            <text:p>0.0889</text:p>
          </table:table-cell>
        </table:table-row>
        <table:table-row table:style-name="ro2">
          <table:table-cell office:value-type="string">
            <text:p>closnesscentrality/interaction_count</text:p>
          </table:table-cell>
          <table:table-cell office:value-type="float" office:value="0.1876">
            <text:p>0.1876</text:p>
          </table:table-cell>
          <table:table-cell office:value-type="float" office:value="0.0978">
            <text:p>0.0978</text:p>
          </table:table-cell>
        </table:table-row>
        <table:table-row table:style-name="ro2">
          <table:table-cell office:value-type="string">
            <text:p>betweenesscentrality/statuses_count</text:p>
          </table:table-cell>
          <table:table-cell office:value-type="float" office:value="0.4464">
            <text:p>0.4464</text:p>
          </table:table-cell>
          <table:table-cell office:value-type="float" office:value="0.2935">
            <text:p>0.2935</text:p>
          </table:table-cell>
        </table:table-row>
        <table:table-row table:style-name="ro2">
          <table:table-cell office:value-type="string">
            <text:p>betweenesscentrality/followers_count</text:p>
          </table:table-cell>
          <table:table-cell office:value-type="float" office:value="0.4996">
            <text:p>0.4996</text:p>
          </table:table-cell>
          <table:table-cell office:value-type="float" office:value="0.343">
            <text:p>0.343</text:p>
          </table:table-cell>
        </table:table-row>
        <table:table-row table:style-name="ro2">
          <table:table-cell office:value-type="string">
            <text:p>betweenesscentrality/eigencentrality</text:p>
          </table:table-cell>
          <table:table-cell office:value-type="float" office:value="0.5265">
            <text:p>0.5265</text:p>
          </table:table-cell>
          <table:table-cell office:value-type="float" office:value="0.3621">
            <text:p>0.3621</text:p>
          </table:table-cell>
        </table:table-row>
        <table:table-row table:style-name="ro2">
          <table:table-cell office:value-type="string">
            <text:p>betweenesscentrality/clustering</text:p>
          </table:table-cell>
          <table:table-cell office:value-type="float" office:value="0.4464">
            <text:p>0.4464</text:p>
          </table:table-cell>
          <table:table-cell office:value-type="float" office:value="0.2935">
            <text:p>0.2935</text:p>
          </table:table-cell>
        </table:table-row>
        <table:table-row table:style-name="ro2">
          <table:table-cell office:value-type="string">
            <text:p>betweenesscentrality/final_term_score</text:p>
          </table:table-cell>
          <table:table-cell office:value-type="float" office:value="-0.161">
            <text:p>-0.161</text:p>
          </table:table-cell>
          <table:table-cell office:value-type="float" office:value="-0.1021">
            <text:p>-0.1021</text:p>
          </table:table-cell>
        </table:table-row>
        <table:table-row table:style-name="ro2">
          <table:table-cell office:value-type="string">
            <text:p>betweenesscentrality/interaction_count</text:p>
          </table:table-cell>
          <table:table-cell office:value-type="float" office:value="0.2633">
            <text:p>0.2633</text:p>
          </table:table-cell>
          <table:table-cell office:value-type="float" office:value="0.1673">
            <text:p>0.1673</text:p>
          </table:table-cell>
        </table:table-row>
        <table:table-row table:style-name="ro1">
          <table:table-cell office:value-type="string">
            <text:p>followers_count/statuses_count</text:p>
          </table:table-cell>
          <table:table-cell office:value-type="float" office:value="0.2683">
            <text:p>0.2683</text:p>
          </table:table-cell>
          <table:table-cell office:value-type="float" office:value="0.1691">
            <text:p>0.1691</text:p>
          </table:table-cell>
        </table:table-row>
        <table:table-row table:style-name="ro2">
          <table:table-cell office:value-type="string">
            <text:p>eigencentrality/statuses_count</text:p>
          </table:table-cell>
          <table:table-cell office:value-type="float" office:value="0.3666">
            <text:p>0.3666</text:p>
          </table:table-cell>
          <table:table-cell office:value-type="float" office:value="0.2506">
            <text:p>0.2506</text:p>
          </table:table-cell>
        </table:table-row>
        <table:table-row table:style-name="ro1">
          <table:table-cell office:value-type="string">
            <text:p>clustering/statuses_count</text:p>
          </table:table-cell>
          <table:table-cell office:value-type="float" office:value="0.3657">
            <text:p>0.3657</text:p>
          </table:table-cell>
          <table:table-cell office:value-type="float" office:value="0.2417">
            <text:p>0.2417</text:p>
          </table:table-cell>
        </table:table-row>
        <table:table-row table:style-name="ro1">
          <table:table-cell office:value-type="string">
            <text:p>final_term_score/statuses_count</text:p>
          </table:table-cell>
          <table:table-cell office:value-type="float" office:value="0.0992">
            <text:p>0.0992</text:p>
          </table:table-cell>
          <table:table-cell office:value-type="float" office:value="0.0532">
            <text:p>0.0532</text:p>
          </table:table-cell>
        </table:table-row>
        <table:table-row table:style-name="ro1">
          <table:table-cell office:value-type="string">
            <text:p>interaction_count/statuses_cou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eigencentrality/followers_count</text:p>
          </table:table-cell>
          <table:table-cell table:number-columns-repeated="2"/>
        </table:table-row>
        <table:table-row table:style-name="ro1">
          <table:table-cell office:value-type="string">
            <text:p>clustering/followers_count</text:p>
          </table:table-cell>
          <table:table-cell table:number-columns-repeated="2"/>
        </table:table-row>
        <table:table-row table:style-name="ro1">
          <table:table-cell office:value-type="string">
            <text:p>final_term_score/followers_count</text:p>
          </table:table-cell>
          <table:table-cell table:number-columns-repeated="2"/>
        </table:table-row>
        <table:table-row table:style-name="ro1">
          <table:table-cell office:value-type="string">
            <text:p>followers_count/interaction_count</text:p>
          </table:table-cell>
          <table:table-cell table:number-columns-repeated="2"/>
        </table:table-row>
        <table:table-row table:style-name="ro2">
          <table:table-cell office:value-type="string">
            <text:p>clustering/eigencentrality</text:p>
          </table:table-cell>
          <table:table-cell table:number-columns-repeated="2"/>
        </table:table-row>
        <table:table-row table:style-name="ro2">
          <table:table-cell office:value-type="string">
            <text:p>eigencentrality/final_term_score</text:p>
          </table:table-cell>
          <table:table-cell table:number-columns-repeated="2"/>
        </table:table-row>
        <table:table-row table:style-name="ro2">
          <table:table-cell office:value-type="string">
            <text:p>eigencentrality/interaction_count</text:p>
          </table:table-cell>
          <table:table-cell table:number-columns-repeated="2"/>
        </table:table-row>
        <table:table-row table:style-name="ro1">
          <table:table-cell office:value-type="string">
            <text:p>clustering/final_term_score</text:p>
          </table:table-cell>
          <table:table-cell table:number-columns-repeated="2"/>
        </table:table-row>
        <table:table-row table:style-name="ro1">
          <table:table-cell office:value-type="string">
            <text:p>clustering/interaction_count</text:p>
          </table:table-cell>
          <table:table-cell table:number-columns-repeated="2"/>
        </table:table-row>
        <table:table-row table:style-name="ro1">
          <table:table-cell office:value-type="string">
            <text:p>final_term_score/interaction_count</text:p>
          </table:table-cell>
          <table:table-cell table:number-columns-repeated="2"/>
        </table:table-row>
      </table:table>
      <table:table table:name="Group 372 CPC (534)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1">
          <table:table-cell office:value-type="string">
            <text:p>indegree/klout_score</text:p>
          </table:table-cell>
          <table:table-cell office:value-type="float" office:value="0.666">
            <text:p>0.666</text:p>
          </table:table-cell>
          <table:table-cell office:value-type="float" office:value="0.4862">
            <text:p>0.4862</text:p>
          </table:table-cell>
        </table:table-row>
        <table:table-row table:style-name="ro1">
          <table:table-cell office:value-type="string">
            <text:p>indegree/kred_influence</text:p>
          </table:table-cell>
          <table:table-cell office:value-type="float" office:value="0.6955">
            <text:p>0.6955</text:p>
          </table:table-cell>
          <table:table-cell office:value-type="float" office:value="0.5132">
            <text:p>0.5132</text:p>
          </table:table-cell>
        </table:table-row>
        <table:table-row table:style-name="ro1">
          <table:table-cell office:value-type="string">
            <text:p>authority/indegree</text:p>
          </table:table-cell>
          <table:table-cell office:value-type="float" office:value="0.8042">
            <text:p>0.8042</text:p>
          </table:table-cell>
          <table:table-cell office:value-type="float" office:value="0.6198">
            <text:p>0.6198</text:p>
          </table:table-cell>
        </table:table-row>
        <table:table-row table:style-name="ro1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</table:table-row>
        <table:table-row table:style-name="ro1">
          <table:table-cell office:value-type="string">
            <text:p>betweenesscentrality/indegree</text:p>
          </table:table-cell>
          <table:table-cell office:value-type="float" office:value="0.666">
            <text:p>0.666</text:p>
          </table:table-cell>
          <table:table-cell office:value-type="float" office:value="0.4862">
            <text:p>0.4862</text:p>
          </table:table-cell>
        </table:table-row>
        <table:table-row table:style-name="ro1">
          <table:table-cell office:value-type="string">
            <text:p>indegree/statuses_count</text:p>
          </table:table-cell>
          <table:table-cell office:value-type="float" office:value="0.6955">
            <text:p>0.6955</text:p>
          </table:table-cell>
          <table:table-cell office:value-type="float" office:value="0.5132">
            <text:p>0.5132</text:p>
          </table:table-cell>
        </table:table-row>
        <table:table-row table:style-name="ro1">
          <table:table-cell office:value-type="string">
            <text:p>followers_count/indegree</text:p>
          </table:table-cell>
          <table:table-cell office:value-type="float" office:value="-0.6385">
            <text:p>-0.6385</text:p>
          </table:table-cell>
          <table:table-cell office:value-type="float" office:value="-0.4643">
            <text:p>-0.4643</text:p>
          </table:table-cell>
        </table:table-row>
        <table:table-row table:style-name="ro1">
          <table:table-cell office:value-type="string">
            <text:p>eigencentrality/indegree</text:p>
          </table:table-cell>
          <table:table-cell office:value-type="float" office:value="-0.353">
            <text:p>-0.353</text:p>
          </table:table-cell>
          <table:table-cell office:value-type="float" office:value="-0.2414">
            <text:p>-0.2414</text:p>
          </table:table-cell>
        </table:table-row>
        <table:table-row table:style-name="ro1">
          <table:table-cell office:value-type="string">
            <text:p>clustering/indegree</text:p>
          </table:table-cell>
          <table:table-cell office:value-type="float" office:value="-0.3613">
            <text:p>-0.3613</text:p>
          </table:table-cell>
          <table:table-cell office:value-type="float" office:value="-0.2466">
            <text:p>-0.2466</text:p>
          </table:table-cell>
        </table:table-row>
        <table:table-row table:style-name="ro1">
          <table:table-cell office:value-type="string">
            <text:p>final_term_score/indegree</text:p>
          </table:table-cell>
          <table:table-cell office:value-type="float" office:value="-0.6385">
            <text:p>-0.6385</text:p>
          </table:table-cell>
          <table:table-cell office:value-type="float" office:value="-0.4643">
            <text:p>-0.4643</text:p>
          </table:table-cell>
        </table:table-row>
        <table:table-row table:style-name="ro1">
          <table:table-cell office:value-type="string">
            <text:p>indegree/interaction_count</text:p>
          </table:table-cell>
          <table:table-cell office:value-type="float" office:value="0.8176">
            <text:p>0.8176</text:p>
          </table:table-cell>
          <table:table-cell office:value-type="float" office:value="0.6518">
            <text:p>0.6518</text:p>
          </table:table-cell>
        </table:table-row>
        <table:table-row table:style-name="ro1">
          <table:table-cell office:value-type="string">
            <text:p>klout_score/kred_influence</text:p>
          </table:table-cell>
          <table:table-cell office:value-type="float" office:value="0.5675">
            <text:p>0.5675</text:p>
          </table:table-cell>
          <table:table-cell office:value-type="float" office:value="0.4031">
            <text:p>0.4031</text:p>
          </table:table-cell>
        </table:table-row>
        <table:table-row table:style-name="ro1">
          <table:table-cell office:value-type="string">
            <text:p>authority/klout_score</text:p>
          </table:table-cell>
          <table:table-cell office:value-type="float" office:value="0.5961">
            <text:p>0.5961</text:p>
          </table:table-cell>
          <table:table-cell office:value-type="float" office:value="0.4272">
            <text:p>0.4272</text:p>
          </table:table-cell>
        </table:table-row>
        <table:table-row table:style-name="ro1">
          <table:table-cell office:value-type="string">
            <text:p>closnesscentrality/klout_score</text:p>
          </table:table-cell>
          <table:table-cell office:value-type="float" office:value="0.8176">
            <text:p>0.8176</text:p>
          </table:table-cell>
          <table:table-cell office:value-type="float" office:value="0.6518">
            <text:p>0.6518</text:p>
          </table:table-cell>
        </table:table-row>
        <table:table-row table:style-name="ro1">
          <table:table-cell office:value-type="string">
            <text:p>betweenesscentrality/klout_score</text:p>
          </table:table-cell>
          <table:table-cell office:value-type="float" office:value="-0.6174">
            <text:p>-0.6174</text:p>
          </table:table-cell>
          <table:table-cell office:value-type="float" office:value="-0.4731">
            <text:p>-0.4731</text:p>
          </table:table-cell>
        </table:table-row>
        <table:table-row table:style-name="ro1">
          <table:table-cell office:value-type="string">
            <text:p>klout_score/statuses_count</text:p>
          </table:table-cell>
          <table:table-cell office:value-type="float" office:value="0.4842">
            <text:p>0.4842</text:p>
          </table:table-cell>
          <table:table-cell office:value-type="float" office:value="0.3415">
            <text:p>0.3415</text:p>
          </table:table-cell>
        </table:table-row>
        <table:table-row table:style-name="ro1">
          <table:table-cell office:value-type="string">
            <text:p>followers_count/klout_score</text:p>
          </table:table-cell>
          <table:table-cell office:value-type="float" office:value="0.6508">
            <text:p>0.6508</text:p>
          </table:table-cell>
          <table:table-cell office:value-type="float" office:value="0.4662">
            <text:p>0.4662</text:p>
          </table:table-cell>
        </table:table-row>
        <table:table-row table:style-name="ro1">
          <table:table-cell office:value-type="string">
            <text:p>eigencentrality/klout_score</text:p>
          </table:table-cell>
          <table:table-cell office:value-type="float" office:value="0.8638">
            <text:p>0.8638</text:p>
          </table:table-cell>
          <table:table-cell office:value-type="float" office:value="0.6896">
            <text:p>0.6896</text:p>
          </table:table-cell>
        </table:table-row>
        <table:table-row table:style-name="ro1">
          <table:table-cell office:value-type="string">
            <text:p>clustering/klout_score</text:p>
          </table:table-cell>
          <table:table-cell office:value-type="float" office:value="0.4842">
            <text:p>0.4842</text:p>
          </table:table-cell>
          <table:table-cell office:value-type="float" office:value="0.3415">
            <text:p>0.3415</text:p>
          </table:table-cell>
        </table:table-row>
        <table:table-row table:style-name="ro1">
          <table:table-cell office:value-type="string">
            <text:p>final_term_score/klout_score</text:p>
          </table:table-cell>
          <table:table-cell office:value-type="float" office:value="-0.3068">
            <text:p>-0.3068</text:p>
          </table:table-cell>
          <table:table-cell office:value-type="float" office:value="-0.2096">
            <text:p>-0.2096</text:p>
          </table:table-cell>
        </table:table-row>
        <table:table-row table:style-name="ro1">
          <table:table-cell office:value-type="string">
            <text:p>interaction_count/klout_score</text:p>
          </table:table-cell>
          <table:table-cell office:value-type="float" office:value="0.4294">
            <text:p>0.4294</text:p>
          </table:table-cell>
          <table:table-cell office:value-type="float" office:value="0.2983">
            <text:p>0.2983</text:p>
          </table:table-cell>
        </table:table-row>
        <table:table-row table:style-name="ro1">
          <table:table-cell office:value-type="string">
            <text:p>authority/kred_influence</text:p>
          </table:table-cell>
          <table:table-cell office:value-type="float" office:value="0.7449">
            <text:p>0.7449</text:p>
          </table:table-cell>
          <table:table-cell office:value-type="float" office:value="0.5666">
            <text:p>0.5666</text:p>
          </table:table-cell>
        </table:table-row>
        <table:table-row table:style-name="ro1">
          <table:table-cell office:value-type="string">
            <text:p>closnesscentrality/kred_influence</text:p>
          </table:table-cell>
          <table:table-cell office:value-type="float" office:value="0.8222">
            <text:p>0.8222</text:p>
          </table:table-cell>
          <table:table-cell office:value-type="float" office:value="0.6318">
            <text:p>0.6318</text:p>
          </table:table-cell>
        </table:table-row>
        <table:table-row table:style-name="ro1">
          <table:table-cell office:value-type="string">
            <text:p>betweenesscentrality/kred_influence</text:p>
          </table:table-cell>
          <table:table-cell office:value-type="float" office:value="0.837">
            <text:p>0.837</text:p>
          </table:table-cell>
          <table:table-cell office:value-type="float" office:value="0.6447">
            <text:p>0.6447</text:p>
          </table:table-cell>
        </table:table-row>
        <table:table-row table:style-name="ro1">
          <table:table-cell office:value-type="string">
            <text:p>kred_influence/statuses_count</text:p>
          </table:table-cell>
          <table:table-cell office:value-type="float" office:value="0.7449">
            <text:p>0.7449</text:p>
          </table:table-cell>
          <table:table-cell office:value-type="float" office:value="0.5666">
            <text:p>0.5666</text:p>
          </table:table-cell>
        </table:table-row>
        <table:table-row table:style-name="ro1">
          <table:table-cell office:value-type="string">
            <text:p>followers_count/kred_influence</text:p>
          </table:table-cell>
          <table:table-cell office:value-type="float" office:value="-0.4451">
            <text:p>-0.4451</text:p>
          </table:table-cell>
          <table:table-cell office:value-type="float" office:value="-0.308">
            <text:p>-0.308</text:p>
          </table:table-cell>
        </table:table-row>
        <table:table-row table:style-name="ro1">
          <table:table-cell office:value-type="string">
            <text:p>eigencentrality/kred_influence</text:p>
          </table:table-cell>
          <table:table-cell office:value-type="float" office:value="0.6684">
            <text:p>0.6684</text:p>
          </table:table-cell>
          <table:table-cell office:value-type="float" office:value="0.4915">
            <text:p>0.4915</text:p>
          </table:table-cell>
        </table:table-row>
        <table:table-row table:style-name="ro1">
          <table:table-cell office:value-type="string">
            <text:p>clustering/kred_influence</text:p>
          </table:table-cell>
          <table:table-cell office:value-type="float" office:value="0.6994">
            <text:p>0.6994</text:p>
          </table:table-cell>
          <table:table-cell office:value-type="float" office:value="0.512">
            <text:p>0.512</text:p>
          </table:table-cell>
        </table:table-row>
        <table:table-row table:style-name="ro1">
          <table:table-cell office:value-type="string">
            <text:p>final_term_score/kred_influence</text:p>
          </table:table-cell>
          <table:table-cell office:value-type="float" office:value="0.9449">
            <text:p>0.9449</text:p>
          </table:table-cell>
          <table:table-cell office:value-type="float" office:value="0.8022">
            <text:p>0.8022</text:p>
          </table:table-cell>
        </table:table-row>
        <table:table-row table:style-name="ro1">
          <table:table-cell office:value-type="string">
            <text:p>interaction_count/kred_influence</text:p>
          </table:table-cell>
          <table:table-cell office:value-type="float" office:value="0.6183">
            <text:p>0.6183</text:p>
          </table:table-cell>
          <table:table-cell office:value-type="float" office:value="0.4422">
            <text:p>0.4422</text:p>
          </table:table-cell>
        </table:table-row>
        <table:table-row table:style-name="ro1">
          <table:table-cell office:value-type="string">
            <text:p>authority/closnesscentrality</text:p>
          </table:table-cell>
          <table:table-cell office:value-type="float" office:value="0.6374">
            <text:p>0.6374</text:p>
          </table:table-cell>
          <table:table-cell office:value-type="float" office:value="0.4589">
            <text:p>0.4589</text:p>
          </table:table-cell>
        </table:table-row>
        <table:table-row table:style-name="ro1">
          <table:table-cell office:value-type="string">
            <text:p>authority/betweenesscentrality</text:p>
          </table:table-cell>
          <table:table-cell office:value-type="float" office:value="0.9449">
            <text:p>0.9449</text:p>
          </table:table-cell>
          <table:table-cell office:value-type="float" office:value="0.8022">
            <text:p>0.8022</text:p>
          </table:table-cell>
        </table:table-row>
        <table:table-row table:style-name="ro1">
          <table:table-cell office:value-type="string">
            <text:p>authority/statuses_count</text:p>
          </table:table-cell>
          <table:table-cell office:value-type="float" office:value="-0.6906">
            <text:p>-0.6906</text:p>
          </table:table-cell>
          <table:table-cell office:value-type="float" office:value="-0.5229">
            <text:p>-0.5229</text:p>
          </table:table-cell>
        </table:table-row>
        <table:table-row table:style-name="ro1">
          <table:table-cell office:value-type="string">
            <text:p>authority/followers_count</text:p>
          </table:table-cell>
          <table:table-cell office:value-type="float" office:value="0.7577">
            <text:p>0.7577</text:p>
          </table:table-cell>
          <table:table-cell office:value-type="float" office:value="0.5897">
            <text:p>0.5897</text:p>
          </table:table-cell>
        </table:table-row>
        <table:table-row table:style-name="ro1">
          <table:table-cell office:value-type="string">
            <text:p>authority/eigencentrality</text:p>
          </table:table-cell>
          <table:table-cell office:value-type="float" office:value="0.4589">
            <text:p>0.4589</text:p>
          </table:table-cell>
          <table:table-cell office:value-type="float" office:value="0.3245">
            <text:p>0.3245</text:p>
          </table:table-cell>
        </table:table-row>
        <table:table-row table:style-name="ro1">
          <table:table-cell office:value-type="string">
            <text:p>authority/clustering</text:p>
          </table:table-cell>
          <table:table-cell office:value-type="float" office:value="0.7036">
            <text:p>0.7036</text:p>
          </table:table-cell>
          <table:table-cell office:value-type="float" office:value="0.5262">
            <text:p>0.5262</text:p>
          </table:table-cell>
        </table:table-row>
        <table:table-row table:style-name="ro1">
          <table:table-cell office:value-type="string">
            <text:p>authority/final_term_score</text:p>
          </table:table-cell>
          <table:table-cell office:value-type="float" office:value="-0.4053">
            <text:p>-0.4053</text:p>
          </table:table-cell>
          <table:table-cell office:value-type="float" office:value="-0.3282">
            <text:p>-0.3282</text:p>
          </table:table-cell>
        </table:table-row>
        <table:table-row table:style-name="ro1">
          <table:table-cell office:value-type="string">
            <text:p>authority/interaction_count</text:p>
          </table:table-cell>
          <table:table-cell office:value-type="float" office:value="-0.4513">
            <text:p>-0.4513</text:p>
          </table:table-cell>
          <table:table-cell office:value-type="float" office:value="-0.3273">
            <text:p>-0.3273</text:p>
          </table:table-cell>
        </table:table-row>
        <table:table-row table:style-name="ro1">
          <table:table-cell office:value-type="string">
            <text:p>betweenesscentrality/closnesscentrality</text:p>
          </table:table-cell>
          <table:table-cell office:value-type="float" office:value="-0.4583">
            <text:p>-0.4583</text:p>
          </table:table-cell>
          <table:table-cell office:value-type="float" office:value="-0.331">
            <text:p>-0.331</text:p>
          </table:table-cell>
        </table:table-row>
        <table:table-row table:style-name="ro1">
          <table:table-cell office:value-type="string">
            <text:p>closnesscentrality/statuses_count</text:p>
          </table:table-cell>
          <table:table-cell office:value-type="float" office:value="-0.4053">
            <text:p>-0.4053</text:p>
          </table:table-cell>
          <table:table-cell office:value-type="float" office:value="-0.3282">
            <text:p>-0.3282</text:p>
          </table:table-cell>
        </table:table-row>
        <table:table-row table:style-name="ro1">
          <table:table-cell office:value-type="string">
            <text:p>closnesscentrality/followers_count</text:p>
          </table:table-cell>
          <table:table-cell office:value-type="float" office:value="0.2197">
            <text:p>0.2197</text:p>
          </table:table-cell>
          <table:table-cell office:value-type="float" office:value="0.1726">
            <text:p>0.1726</text:p>
          </table:table-cell>
        </table:table-row>
        <table:table-row table:style-name="ro1">
          <table:table-cell office:value-type="string">
            <text:p>closnesscentrality/eigencentrality</text:p>
          </table:table-cell>
          <table:table-cell office:value-type="float" office:value="-0.4724">
            <text:p>-0.4724</text:p>
          </table:table-cell>
          <table:table-cell office:value-type="float" office:value="-0.3823">
            <text:p>-0.3823</text:p>
          </table:table-cell>
        </table:table-row>
        <table:table-row table:style-name="ro1">
          <table:table-cell office:value-type="string">
            <text:p>closnesscentrality/clustering</text:p>
          </table:table-cell>
          <table:table-cell office:value-type="float" office:value="-0.3338">
            <text:p>-0.3338</text:p>
          </table:table-cell>
          <table:table-cell office:value-type="float" office:value="-0.2303">
            <text:p>-0.2303</text:p>
          </table:table-cell>
        </table:table-row>
        <table:table-row table:style-name="ro1">
          <table:table-cell office:value-type="string">
            <text:p>closnesscentrality/final_term_score</text:p>
          </table:table-cell>
          <table:table-cell office:value-type="float" office:value="-0.5216">
            <text:p>-0.5216</text:p>
          </table:table-cell>
          <table:table-cell office:value-type="float" office:value="-0.3939">
            <text:p>-0.3939</text:p>
          </table:table-cell>
        </table:table-row>
        <table:table-row table:style-name="ro1">
          <table:table-cell office:value-type="string">
            <text:p>closnesscentrality/interaction_count</text:p>
          </table:table-cell>
          <table:table-cell office:value-type="float" office:value="-0.3444">
            <text:p>-0.3444</text:p>
          </table:table-cell>
          <table:table-cell office:value-type="float" office:value="-0.2786">
            <text:p>-0.2786</text:p>
          </table:table-cell>
        </table:table-row>
        <table:table-row table:style-name="ro1">
          <table:table-cell office:value-type="string">
            <text:p>betweenesscentrality/statuses_count</text:p>
          </table:table-cell>
          <table:table-cell office:value-type="float" office:value="0.2825">
            <text:p>0.2825</text:p>
          </table:table-cell>
          <table:table-cell office:value-type="float" office:value="0.1671">
            <text:p>0.1671</text:p>
          </table:table-cell>
        </table:table-row>
        <table:table-row table:style-name="ro1">
          <table:table-cell office:value-type="string">
            <text:p>betweenesscentrality/followers_count</text:p>
          </table:table-cell>
          <table:table-cell office:value-type="float" office:value="0.1018">
            <text:p>0.1018</text:p>
          </table:table-cell>
          <table:table-cell office:value-type="float" office:value="0.0597">
            <text:p>0.0597</text:p>
          </table:table-cell>
        </table:table-row>
        <table:table-row table:style-name="ro1">
          <table:table-cell office:value-type="string">
            <text:p>betweenesscentrality/eigencentrality</text:p>
          </table:table-cell>
          <table:table-cell office:value-type="float" office:value="0.0431">
            <text:p>0.0431</text:p>
          </table:table-cell>
          <table:table-cell office:value-type="float" office:value="0.025">
            <text:p>0.025</text:p>
          </table:table-cell>
        </table:table-row>
        <table:table-row table:style-name="ro1">
          <table:table-cell office:value-type="string">
            <text:p>betweenesscentrality/clustering</text:p>
          </table:table-cell>
          <table:table-cell office:value-type="float" office:value="0.2825">
            <text:p>0.2825</text:p>
          </table:table-cell>
          <table:table-cell office:value-type="float" office:value="0.1671">
            <text:p>0.1671</text:p>
          </table:table-cell>
        </table:table-row>
        <table:table-row table:style-name="ro1">
          <table:table-cell office:value-type="string">
            <text:p>betweenesscentrality/final_term_score</text:p>
          </table:table-cell>
          <table:table-cell office:value-type="float" office:value="-0.2196">
            <text:p>-0.2196</text:p>
          </table:table-cell>
          <table:table-cell office:value-type="float" office:value="-0.1288">
            <text:p>-0.1288</text:p>
          </table:table-cell>
        </table:table-row>
        <table:table-row table:style-name="ro1">
          <table:table-cell office:value-type="string">
            <text:p>betweenesscentrality/interaction_count</text:p>
          </table:table-cell>
          <table:table-cell office:value-type="float" office:value="0.2207">
            <text:p>0.2207</text:p>
          </table:table-cell>
          <table:table-cell office:value-type="float" office:value="0.1305">
            <text:p>0.1305</text:p>
          </table:table-cell>
        </table:table-row>
        <table:table-row table:style-name="ro1">
          <table:table-cell office:value-type="string">
            <text:p>followers_count/statuses_count</text:p>
          </table:table-cell>
          <table:table-cell office:value-type="float" office:value="-0.0571">
            <text:p>-0.0571</text:p>
          </table:table-cell>
          <table:table-cell office:value-type="float" office:value="-0.0357">
            <text:p>-0.0357</text:p>
          </table:table-cell>
        </table:table-row>
        <table:table-row table:style-name="ro1">
          <table:table-cell office:value-type="string">
            <text:p>eigencentrality/statuses_count</text:p>
          </table:table-cell>
          <table:table-cell office:value-type="float" office:value="0.0873">
            <text:p>0.0873</text:p>
          </table:table-cell>
          <table:table-cell office:value-type="float" office:value="0.0515">
            <text:p>0.0515</text:p>
          </table:table-cell>
        </table:table-row>
        <table:table-row table:style-name="ro1">
          <table:table-cell office:value-type="string">
            <text:p>clustering/statuses_count</text:p>
          </table:table-cell>
          <table:table-cell office:value-type="float" office:value="0.2742">
            <text:p>0.2742</text:p>
          </table:table-cell>
          <table:table-cell office:value-type="float" office:value="0.1623">
            <text:p>0.1623</text:p>
          </table:table-cell>
        </table:table-row>
        <table:table-row table:style-name="ro1">
          <table:table-cell office:value-type="string">
            <text:p>final_term_score/statuses_count</text:p>
          </table:table-cell>
          <table:table-cell office:value-type="float" office:value="-0.0269">
            <text:p>-0.0269</text:p>
          </table:table-cell>
          <table:table-cell office:value-type="float" office:value="-0.0154">
            <text:p>-0.0154</text:p>
          </table:table-cell>
        </table:table-row>
        <table:table-row table:style-name="ro1">
          <table:table-cell office:value-type="string">
            <text:p>interaction_count/statuses_count</text:p>
          </table:table-cell>
          <table:table-cell office:value-type="float" office:value="0.7273">
            <text:p>0.7273</text:p>
          </table:table-cell>
          <table:table-cell office:value-type="float" office:value="0.531">
            <text:p>0.531</text:p>
          </table:table-cell>
        </table:table-row>
        <table:table-row table:style-name="ro1">
          <table:table-cell office:value-type="string">
            <text:p>eigencentrality/followers_count</text:p>
          </table:table-cell>
          <table:table-cell office:value-type="float" office:value="0.6673">
            <text:p>0.6673</text:p>
          </table:table-cell>
          <table:table-cell office:value-type="float" office:value="0.4886">
            <text:p>0.4886</text:p>
          </table:table-cell>
        </table:table-row>
        <table:table-row table:style-name="ro1">
          <table:table-cell office:value-type="string">
            <text:p>clustering/followers_count</text:p>
          </table:table-cell>
          <table:table-cell office:value-type="float" office:value="0.6874">
            <text:p>0.6874</text:p>
          </table:table-cell>
          <table:table-cell office:value-type="float" office:value="0.5018">
            <text:p>0.5018</text:p>
          </table:table-cell>
        </table:table-row>
        <table:table-row table:style-name="ro1">
          <table:table-cell office:value-type="string">
            <text:p>final_term_score/followers_count</text:p>
          </table:table-cell>
          <table:table-cell office:value-type="float" office:value="0.7273">
            <text:p>0.7273</text:p>
          </table:table-cell>
          <table:table-cell office:value-type="float" office:value="0.531">
            <text:p>0.531</text:p>
          </table:table-cell>
        </table:table-row>
        <table:table-row table:style-name="ro1">
          <table:table-cell office:value-type="string">
            <text:p>followers_count/interaction_count</text:p>
          </table:table-cell>
          <table:table-cell office:value-type="float" office:value="-0.3667">
            <text:p>-0.3667</text:p>
          </table:table-cell>
          <table:table-cell office:value-type="float" office:value="-0.2512">
            <text:p>-0.2512</text:p>
          </table:table-cell>
        </table:table-row>
        <table:table-row table:style-name="ro1">
          <table:table-cell office:value-type="string">
            <text:p>clustering/eigencentrality</text:p>
          </table:table-cell>
          <table:table-cell office:value-type="float" office:value="0.6409">
            <text:p>0.6409</text:p>
          </table:table-cell>
          <table:table-cell office:value-type="float" office:value="0.4618">
            <text:p>0.4618</text:p>
          </table:table-cell>
        </table:table-row>
        <table:table-row table:style-name="ro1">
          <table:table-cell office:value-type="string">
            <text:p>eigencentrality/final_term_score</text:p>
          </table:table-cell>
          <table:table-cell office:value-type="float" office:value="0.4687">
            <text:p>0.4687</text:p>
          </table:table-cell>
          <table:table-cell office:value-type="float" office:value="0.3251">
            <text:p>0.3251</text:p>
          </table:table-cell>
        </table:table-row>
        <table:table-row table:style-name="ro1">
          <table:table-cell office:value-type="string">
            <text:p>eigencentrality/interaction_count</text:p>
          </table:table-cell>
          <table:table-cell office:value-type="float" office:value="0.5875">
            <text:p>0.5875</text:p>
          </table:table-cell>
          <table:table-cell office:value-type="float" office:value="0.4173">
            <text:p>0.4173</text:p>
          </table:table-cell>
        </table:table-row>
        <table:table-row table:style-name="ro1">
          <table:table-cell office:value-type="string">
            <text:p>clustering/final_term_score</text:p>
          </table:table-cell>
          <table:table-cell office:value-type="float" office:value="0.6288">
            <text:p>0.6288</text:p>
          </table:table-cell>
          <table:table-cell office:value-type="float" office:value="0.4471">
            <text:p>0.4471</text:p>
          </table:table-cell>
        </table:table-row>
        <table:table-row table:style-name="ro1">
          <table:table-cell office:value-type="string">
            <text:p>clustering/interaction_count</text:p>
          </table:table-cell>
          <table:table-cell office:value-type="float" office:value="-0.3747">
            <text:p>-0.3747</text:p>
          </table:table-cell>
          <table:table-cell office:value-type="float" office:value="-0.276">
            <text:p>-0.276</text:p>
          </table:table-cell>
        </table:table-row>
        <table:table-row table:style-name="ro1">
          <table:table-cell office:value-type="string">
            <text:p>final_term_score/interaction_count</text:p>
          </table:table-cell>
          <table:table-cell office:value-type="float" office:value="0.2355">
            <text:p>0.2355</text:p>
          </table:table-cell>
          <table:table-cell office:value-type="float" office:value="0.1387">
            <text:p>0.13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4/23/2013</text:date>, <text:time>22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22:28:32</meta:creation-date>
    <dc:date>2013-04-23T22:48:39</dc:date>
    <meta:editing-duration>PT4M59S</meta:editing-duration>
    <meta:editing-cycles>2</meta:editing-cycles>
    <meta:generator>OpenOffice.org/3.4.1$Unix OpenOffice.org_project/341m1$Build-9593</meta:generator>
    <meta:document-statistic meta:table-count="7" meta:cell-count="1367" meta:object-count="0"/>
  </office:meta>
</office:document-meta>
</file>